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line-height="200%" fo:text-align="end" style:justify-single-word="false"/>
      <style:text-properties fo:font-size="14pt" style:font-size-asian="14pt" style:font-size-complex="14pt"/>
    </style:style>
    <style:style style:name="P3" style:family="paragraph" style:parent-style-name="Standard">
      <style:paragraph-properties fo:line-height="200%" fo:text-align="center" style:justify-single-word="false"/>
      <style:text-properties fo:font-size="14pt" style:font-size-asian="14pt" style:font-size-complex="14pt"/>
    </style:style>
    <style:style style:name="P4" style:family="paragraph" style:parent-style-name="Standard">
      <style:paragraph-properties fo:line-height="200%" fo:text-align="justify" style:justify-single-word="false"/>
      <style:text-properties fo:font-size="14pt" style:font-size-asian="14pt" style:font-size-complex="14pt"/>
    </style:style>
    <style:style style:name="P5" style:family="paragraph" style:parent-style-name="Standard">
      <style:paragraph-properties fo:line-height="200%" fo:text-align="end" style:justify-single-word="false"/>
    </style:style>
    <style:style style:name="P6" style:family="paragraph" style:parent-style-name="Standard">
      <style:paragraph-properties fo:line-height="200%" fo:text-align="justify" style:justify-single-word="false"/>
    </style:style>
    <style:style style:name="P7" style:family="paragraph" style:parent-style-name="Standard">
      <style:paragraph-properties fo:line-height="200%" fo:text-align="center" style:justify-single-word="false"/>
    </style:style>
    <style:style style:name="P8" style:family="paragraph" style:parent-style-name="Standard" style:master-page-name="Standard">
      <style:paragraph-properties fo:line-height="200%" fo:text-align="center" style:justify-single-word="false" style:page-number="auto"/>
      <style:text-properties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פרק 5-</text:p>
      <text:p text:style-name="P1">אובליסק האורגים</text:p>
      <text:p text:style-name="P2"><text:s text:c="5"/>ביום למחרת, בני החבורה נהנו מארוחת הבוקר הטובה ביותר שהוגשה להם עד כה במסעם. לאחריה ביקש סייטלס מאחת הכוהנות להביאם אל האישה שהם הביאו בליל אמש. הכוהנת הביאה את החבורה לחדר קטן שבו נחה האישה, ושם עזבה אותם הכוהנת. סייטלס קירב את ידו אל בטנה, כדי לגעת בה ולהעירה. היא תפסה את ידו לפני שהספיק להניח את ידו על בטנה.</text:p>
      <text:p text:style-name="P2"><text:s text:c="5"/>"אל תיגע בי שם, אינני חשה בטוב היום." אמרה לסייטלס.</text:p>
      <text:p text:style-name="P5"><text:span text:style-name="T1"><text:s text:c="5"/>"אל דאגה, שום דבר לא יפגע בך כאן ושום רעה לא תאונה לך כאן, במקום הקדוש הזה, מפני שזהו מקדשו של פארטוגמידיס. האם את היא נהמהטריס, צאצאיתו של נוקדארוס, הנביא?" שאל סייטלס.</text:span></text:p>
      <text:p text:style-name="P2"><text:s text:c="5"/>"אנוכי היא. מי אתם, אנשים? אינני יכולה לזהות אף לא אחד מכם."</text:p>
      <text:p text:style-name="P5"><text:span text:style-name="T1"><text:s text:c="5"/>"נשלחנו ע"י אביך כדי להציל אותך מפני אותם טרולי מערות במערה שם הוחזקת, ונשמרת בידי האלקטרי-עין אשר שאב את כוח חייך כדי לשחזר את שלו, ולכן נאלצנו להורגך כדי להביסו. לאחר מכן השתמשנו בטלפורטציה לעבור למיקום זה כדי להחיות מחדש את גופך, ולהחזיר את נשמתך למעטפת המקורית שלה." סייטלס יידע אותה לגבי מה שאירע.</text:span></text:p>
      <text:p text:style-name="P5"><text:span text:style-name="T1"><text:s text:c="5"/>"אני מבינה, מתי נגיע לסולאטרה בחזרה?" שאלה.</text:span></text:p>
      <text:p text:style-name="P2"><text:soft-page-break/><text:s text:c="5"/>"תוך כשבוע, אני מאמין. למה את שואלת זאת? האם את בצרה או משהו כזה?" סייטלס שאל.</text:p>
      <text:p text:style-name="P5"><text:span text:style-name="T1"><text:s text:c="5"/>"לא אני בסדר גמור, חוץ מזה שאני צריכה להקיא את תכולת המעיים שלי עכשיו, אז אם תסלחו לי לרגע..." היא יצאה ממיטתה, יצאה מהחדר והקיאה על רצפת המקדש של פארטוגמידיס. כמה נזירים באו לבדוק אם היא בסדר, ואחד נוסף בא וניקה את הבלגן בעזרת בגד קרוע ומגב.</text:span></text:p>
      <text:p text:style-name="P2"><text:s text:c="5"/>פיוריטארוס שאל אחת מהכוהנות שהיו שם: "מה זה היה אמור להיות?"</text:p>
      <text:p text:style-name="P5"><text:span text:style-name="T1"><text:s text:c="5"/>"זו כנראה תופעת לוואי בלתי רצוייה של תהליך ההחייאה. אנו משתמשים בשיקויים מאוד חזקים כדי להחיות את הנפש, לעיתים הגוף דוחה מתוכו מרכיבים מסויימים של אותם שיקויים, תוך כדי אותן השפעות לוואי לא רצויות." אמרה לפיוריטארוס, הוסיפה חיוך אמהי, והלכה לענייניה.</text:span></text:p>
      <text:p text:style-name="P2"><text:s text:c="5"/>בשעת אחרי צהריים מאוחרת החלו לרכב בחזרה לכיוון סולאטרה. נהמהטריס רכבה עם רהנארה על קריו'וינד. השבוע חלף ללא צרות מיוחדות פרט לעובדה שנהמהטריס הייתה חייבת להקיא כל בוקר את תכולת המעיים שלה. היא לא דיברה רבות עם האחרים, אך הקשיבה להם וצחקה איתם כאשר נאמר משהו מצחיק או כאשר קרה משהו מצחיק למי מבני החבורה.</text:p>
      <text:p text:style-name="P3">* * *</text:p>
      <text:p text:style-name="P7"><text:span text:style-name="T1"><text:s text:c="5"/>ביום השמיני הגיעו בחזרה אל סולאטרה. הפעם הם עקבו אחרי נהמהטריס ורהנארה, שתמיד ידעו להיכן לפנות במטרה להגיע אל הצריח. בצריח פגשו את נוקדארוס, שכמעט ויצא מגדרו מרוב שמחה לראות שוב את ביתו, אך הם שמו לב שהיא לא הראתה אותה מידה של חיבה כלפיו. הוא הורה לנזיריו לשלם לבני החבורה את שארית הסכום שנותרה לזכותם כפי שהובטח להם. הוא אף דאג למקומות לינה עבור החבורה בלילה הזה בצריחו. </text:span><text:soft-page-break/><text:span text:style-name="T1">מעט זמן לאחר שפגש בנהמהטריס נשמעו צעקות רמות אחד כלפי השנייה ולהיפך אך בני החבורה לא הצליחו להבין את פשר הדברים או מה נאמר שם.</text:span></text:p>
      <text:p text:style-name="P2"><text:s text:c="5"/>באותו לילה, רהנארה חלקה את חדרה עם פיוריטארוס. "זה די מוזר כמה חזק הם צועקים אחד על האחר, האין זאת?" רהנארה שאלה.</text:p>
      <text:p text:style-name="P2"><text:s text:c="5"/>"כן, אב וביתו לא צריכים להרים ככה את קולם זה על זו."</text:p>
      <text:p text:style-name="P5"><text:span text:style-name="T1"><text:s text:c="5"/>"מה לגבי הבטחתך? אמרת לי שיש לך משהו חשוב לומר כשהיינו לפני אותה מערה, ואף הבטחת לספר לי את הדבר הזה, ברגע שנגיע לסולאטרה, אז מהו בדיוק אותו הדבר שרצית לספר עליו?"</text:span></text:p>
      <text:p text:style-name="P2"><text:s text:c="5"/>"כן את צודקת, אך אני עדיין מפחד מעט להוציא את זה החוצה."</text:p>
      <text:p text:style-name="P2"><text:s text:c="5"/>"נסה אותי, אולי זה יהיה שווה."</text:p>
      <text:p text:style-name="P2"><text:s text:c="5"/>"אני עדיין מפחד מהדרך, שאת עלולה לנקוט ברגע שתשמעי מה בפי, בגלל שלעיתים בנות נוטות להיות מרושעות ולהרוס את הבנים שאומרים להם דברים בסגנון הזה."</text:p>
      <text:p text:style-name="P2"><text:s text:c="5"/>"מי אמר לך דבר כזה?"</text:p>
      <text:p text:style-name="P5"><text:span text:style-name="T1"><text:s text:c="5"/>"בלייד ובאנג'ו אמרו לי שפעם בחודש זה מסוכן מדי אפילו לומר לבת שלום, ושהחלק הכי מצחיק הוא שהן לא מבינות למה הן כועסות אפילו..."</text:span></text:p>
      <text:p text:style-name="P2"><text:s text:c="5"/>"או, אני מבינה, אני יודעת למה הם התכוונו, אך אתה יכול להירגע, יום השיגעון החודשי שלי הוא רק בעוד שבועיים מהיום."</text:p>
      <text:p text:style-name="P2"><text:s text:c="5"/>"למה זה קורה לכן, היום הזה של השיגעון?"</text:p>
      <text:p text:style-name="P2"><text:s text:c="5"/>"בגלל שאנו מדממות במקום קדוש, מה שאומר שהפסדנו עוד הזדמנות להרות."</text:p>
      <text:p text:style-name="P2"><text:s text:c="5"/>"אני חושב שאני מבין, על אף שלא זכור לי שאי פעם ראיתי שדיים מדממים."</text:p>
      <text:p text:style-name="P2"><text:s text:c="5"/>"כה טיפש..."</text:p>
      <text:p text:style-name="P2"><text:s text:c="5"/>"מה?"</text:p>
      <text:p text:style-name="P5"><text:soft-page-break/><text:span text:style-name="T1"><text:s text:c="5"/>"המקום הקדוש שציינתי לא התייחס לשדיים, אוויל שכמותך."</text:span></text:p>
      <text:p text:style-name="P2"><text:s text:c="5"/>"אז מהו אותו מקום קדוש שהתייחסת אליו?"</text:p>
      <text:p text:style-name="P5"><text:span text:style-name="T1"><text:s text:c="5"/>"בוא נעזוב את היום הארור והמדמם בצד, זה יותר סוג של דימום פנימי, מאשר פצע רגיל מדמם. אם אתה מעוניין בהסבר מפורט, לא תקבל אותו עד שתאמר לי מה שרצית לומר מלכתחילה, פיוריטארוס."</text:span></text:p>
      <text:p text:style-name="P2"><text:s text:c="5"/>"ובכן, נראה שאני חייב לך את זה בהתאם להבטחתי אלייך אז..." הוא הפסיק לרגע קל, נאנח והמשיך: "... אני מקווה שלא תהרגי אותי בגלל זה, אבל הנה זה בא... האם את זוכרת באתו יום שנלחמנו אחד בשנייה שאמרתי לך 'שכבר הבסת אותי'?"</text:p>
      <text:p text:style-name="P2"><text:s text:c="5"/>"כמובן, למה התכוונת בזה?"</text:p>
      <text:p text:style-name="P5"><text:span text:style-name="T1"><text:s text:c="5"/>"התכוונתי שהבנתי באותו יום למה התגעגעתי אלייך כה רבות מאז ילדותנו, מאז ומעולם הייתי מאוהב בך, רהנארה, את היית ההתאהבות היחידה שלי מאז שאני זוכר אותך. זה שימש לי כתירוץ ללמד אותך כיצד להילחם כאשר היינו קטנים, אני מתכוון כתירוץ לבלות איתך יותר זמן מאשר עם האחרים. זה היה שווה את זה גם כשהבסנו את הכנופייה של סטאמור של כל הבריונים של טנקאי כאשר החזרנו את הכסף שנתרם באופן לא רצוני אליהם כמיסי אגרה על חציית הגשרים שלהם. כאשר ראיתי את פרצופך כשהסרת את הקסדה מראשך, נדהמתי מיופייך, וצורתך הבוגרת היממה אותי... רק אז הבנתי..."</text:span></text:p>
      <text:p text:style-name="P2"><text:s text:c="5"/>באותו רגע בדיוק רהנארה זינקה עליו וחנקה אותו: "חתיכת ממזר חסר בושה שכמותך, אני שונאת אותך פיוריטארוס, אני שונאת אותך כל כך עכשיו, פיוריטארוס..."</text:p>
      <text:p text:style-name="P2"><text:s text:c="5"/>"את רואה... זו בדיוק הסיבה שלא רציתי לספר לך כי כך חשבתי שתגיבי כשתשמעי זאת, רהנארה..."</text:p>
      <text:p text:style-name="P5"><text:soft-page-break/><text:span text:style-name="T1"><text:s text:c="5"/>"לא אתה לא מבין, פיוריטארוס, מה שהתכוונתי היה שאני תמיד חשבתי שזה מגיע רק ממני, מי שמאוהבת בך, ואף חשבתי שלימדת אותי להילחם כי ראית אותי כמו פאלור או שאר החברים הבנים. אני פחדתי להביע את רגשותיי האמיתיים כלפיך, בגלל שחשתי שלא תחזיר לי אהבה, היינו טיפשים במשך כל אותן שנים, אך מעולם לא יצאתי עם בנים כאן בסולאטרה כי האמנתי עמוק בליבי שתחזור בשבילי..."</text:span></text:p>
      <text:p text:style-name="P2"><text:s text:c="5"/>"אז שנינו חיינו בשקר עד היום שפתחנו את לבבותינו וסיפרנו את האמת לראשונה."</text:p>
      <text:p text:style-name="P2"><text:s text:c="5"/>"אז הטיפוס העני והמסכן שירצה להתחתן עם שכירת חרב עלובה שכמותי שפגשת כאן בסולאטרה, הוא בעצם אתה, פיוריטארוס, כפי שחשדתי."</text:p>
      <text:p text:style-name="P2"><text:s text:c="5"/>"אם באחד הימים אבקש את ידך, האם תסכימי?"</text:p>
      <text:p text:style-name="P2"><text:s text:c="5"/>"נצטרך להמתין ולראות אם אתה אמיץ מספיק כדי לבקש..."</text:p>
      <text:p text:style-name="P2"><text:s text:c="5"/>"יום אחד אני אהיה..."</text:p>
      <text:p text:style-name="P2"><text:s text:c="5"/>"אתה חושב שקוריאל ובלייד יהיו אי פעם אמיצים כמונו ויודו ברגשותיי אהבתם המשותפת אחד כלפי השני?"</text:p>
      <text:p text:style-name="P5"><text:span text:style-name="T1"><text:s text:c="5"/>"אני חושב שהיא זו שמפחדת יותר מבלייד להודות, מפני שזה עלול לסכן את הכבוד השבטי שלה ואת כבודה האישי כאלפית, אך עם זאת אני מאמין שיש לה רגשות חזקים כלפיו."</text:span></text:p>
      <text:p text:style-name="P2"><text:s text:c="5"/>"ייתכן ואתה צודק, אני חושבת שהיא פוחדת להודות בהם גם כאלפית, אבל אני יודעת שהיא שמה ליבה לדרך שבה הוא מסתכל עליה."</text:p>
      <text:p text:style-name="P2"><text:s text:c="5"/>"את חייבת לשכנע אותה לומר לו את רגשותיה האמיתיים או שלעולם הם יישארו בנפרד האחד מן השני, כמוני וכמוך עד ליום הזה... מה לגבי השיעור שלי, רהנארה? את יודעת לגבי אותם מקומות קדושים שהזכרת קודם לכן..."</text:p>
      <text:p text:style-name="P2"><text:s text:c="5"/>"למה שלא תשתוק ותנשק אותי, פיוריטארוס..."</text:p>
      <text:p text:style-name="P2"><text:soft-page-break/><text:s text:c="5"/>"ובכן, אם זה..." הוא לא הצליח לסיים את המשפט לפני שהוא נבלע ע"י פרץ תשוקתה הבוערת של רהנארה... מאוחר יותר באותו לילה, הם נרדמו זו בזרועותיו של זה.</text:p>
      <text:p text:style-name="P3">* * *</text:p>
      <text:p text:style-name="P5"><text:span text:style-name="T1"><text:s text:c="5"/>הם הושכמו למחרת בבוקר ע"י סייטלס. רהנארה ניסתה להתגנב בשקט בחזרה למיטתה.</text:span></text:p>
      <text:p text:style-name="P2"><text:s text:c="5"/>"אין צורך, רהנארה, בדקתי את מיטתך קודם לכן."</text:p>
      <text:p text:style-name="P2"><text:s text:c="5"/>"לעזאזל, אבל אתה היחיד שיודע שישנו ביחד, נכון?"</text:p>
      <text:p text:style-name="P2"><text:s text:c="5"/>"לא בדיוק, שלחתי את באנג'ו להעיר אתכם, לארוחת הבוקר,הוא הרגיש שלא בנוח להעיר אתכם, אז הוא ביקש מבלייד. כאשר בלייד ראה אתכם, הוא ביקש מקוריאל, וכשהיא ראתה אתכם היא קראה לי." סייטלס סיפר להם.</text:p>
      <text:p text:style-name="P2"><text:s text:c="5"/>"אדיר, כעת כולם יודעים את הסוד הקטן שלנו, רהנארה."</text:p>
      <text:p text:style-name="P5"><text:span text:style-name="T1"><text:s text:c="5"/>"אז מה? למי איכפת? אין שום דבר פסול במה שעשינו, רק ישנו יחד זה הכל, ולא משהו מעבר לזה." רהנארה טענה.</text:span></text:p>
      <text:p text:style-name="P2"><text:s text:c="5"/>"יש משהו מעבר לזה?" פיוריטארוס לא יכל להאמין שהטוב מכל עוד לפניו.</text:p>
      <text:p text:style-name="P2"><text:s text:c="5"/>"בזמנו, 'רק ישנו ביחד' התכוון למשהו אחר." סייטלס ציין.</text:p>
      <text:p text:style-name="P5"><text:span text:style-name="T1"><text:s text:c="5"/>"בסדר, ספר להם כרצונך, אני מניחה שרק אני ופיוריטארוס יודעים מה קרה בליל אמש, האין הצדק עמי, פיוריטארוס?" שאלה אותו.</text:span></text:p>
      <text:p text:style-name="P2"><text:s text:c="5"/>"אני חושב שכן."</text:p>
      <text:p text:style-name="P2"><text:s text:c="5"/>"את צריכה ללמד אותו עוד, הוא עדיין נאיבי מדי לגבי נשים."</text:p>
      <text:p text:style-name="P5"><text:span text:style-name="T1"><text:s text:c="5"/>"אל תדאג, סייטלס, בבוא הזמן הוא ילמד, אני אלמד אותו כל מה שאפשר על בנות מיני, והוא נמצא כעת בידיים טובות, אחרי הכל אני אישה, סייטלס." רהנארה אמרה.</text:span></text:p>
      <text:p text:style-name="P2"><text:soft-page-break/><text:s text:c="5"/>"כן, כך שמעתי, על אף שהייתי מעדיף לראות, אך אינני מסוגל לכך עוד. בואו כבר, ארוחת הבוקר שלכם מתקררת." סייטלס העיר.</text:p>
      <text:p text:style-name="P2"><text:s text:c="5"/>"קדימה, פיוריטארוס, אני כבר גוועת ברעב!!!" קראה לאחר שהצטרפה לסייטלס.</text:p>
      <text:p text:style-name="P2"><text:s text:c="5"/>"כן, גם אני, אני מגיע תוך שנייה." אמר כאשר לבש את בגדיו והסמרטוטים שעטה לגופו.</text:p>
      <text:p text:style-name="P2"><text:s text:c="5"/>בארוחת הבוקר כולם יכלו להבחין כיצד נהמהטריס ואביה, נוקדארוס, מתעלמים האחד מן השנייה. לאחר שסיימו לאכול פנה סייטלס אל נוקדארוס: "מצאנו במשימת מסע החיפוש אחר ביתך שלושה פריטים בלתי מזוהים, האם אתה יכול לנסות לזהות אותם עבורנו?"</text:p>
      <text:p text:style-name="P2"><text:s text:c="5"/>"כמובן, הבא אותם למעבדת השיקויים שלי." סייטלס ונוקדארוס הלכו לשם, ובילו שם זמן מה.</text:p>
      <text:p text:style-name="P5"><text:span text:style-name="T1"><text:s text:c="5"/>"האם יש משהו מיוחד שאתם רוצים לספר לנו, פיוריטארוס, רהנארה, לגבי ליל אמש?" בלייד שאל בתמימות – או לפחות העמיד פנים של שה תמים, מכיוון שהוא גם דקר קלות את רהנארה באצבעותיה עם מזלגו.</text:span></text:p>
      <text:p text:style-name="P2"><text:s text:c="5"/>"אני לא יודע, רהנארה, את זוכרת משהו יוצא דופן מאתמול בלילה?" פיוריטארוס שאל בחיוך חבוי למחצה.</text:p>
      <text:p text:style-name="P2"><text:s text:c="5"/>"לא שזכור לי, מעבר לעובדה שהלכנו לישון זו בזרועותיו של זה." רהנארה טענה.</text:p>
      <text:p text:style-name="P5"><text:span text:style-name="T1"><text:s text:c="5"/>"לזה בדיוק התכוונתי, חוץ מזה שהודינו ברגשות אהבתנו ההדדית האחד לשנייה מאז שחר ילדותנו, זאת אומרת." פיוריטארוס ציין.</text:span></text:p>
      <text:p text:style-name="P2"><text:s text:c="5"/>"או כן, גם זה, וגם נישקנו אחת את השני בתשוקה בוערת." רהנארה הוסיפה.</text:p>
      <text:p text:style-name="P2"><text:s text:c="5"/>"אוקיי, הבנתי את התמונה, גורים חולים שכמוכם." באנג'ו אמר.</text:p>
      <text:p text:style-name="P2"><text:s text:c="5"/>"לי לא איכפת לשמוע עוד." בלייד אמר בסקרנות.</text:p>
      <text:p text:style-name="P2"><text:soft-page-break/><text:s text:c="5"/>"ובכן, לי כן איכפת, אתה מתחיל לעלות לי על העצבים, בלייד." נהמהטריס אמרה לו.</text:p>
      <text:p text:style-name="P2"><text:s text:c="5"/>"למה זה, שהדבר הראשון שאני שומע מכל אחד חייב להיות בטון העצבני הזה?"</text:p>
      <text:p text:style-name="P5"><text:span text:style-name="T1"><text:s text:c="5"/>"אולי זה בגלל, שאתה מאוד ילדותי בהתנהגותך, במובן השלילי של העניין, בניגוד לפיוריטארוס, רהנארה, ולעיתים רחוקות קוריאל, שהתנהגותם יכולה להיחשב לילדותית אך רק במובן החיובי של העניין."</text:span></text:p>
      <text:p text:style-name="P5"><text:span text:style-name="T1"><text:s text:c="5"/>"אני אבקש את סליחתך, נהמהטריס, אם התנהגותי לא לרוחך אז את יכולה ללכת...." בדיוק באותו רגע שבו סייטלס ונוקדארוס "... לכפר טנקאי." בלייד סיים את משפטו בשקט כדי להעמיד פנים שהם ניהלו שיחה שקטה.</text:span></text:p>
      <text:p text:style-name="P2"><text:s text:c="5"/>"מה איבדתי בכפר טנקאי?" שאלה אותו.</text:p>
      <text:p text:style-name="P2"><text:s text:c="5"/>"כלום... זה היה ביתו של פיוריטארוס." בלייד אמר.</text:p>
      <text:p text:style-name="P2"><text:s text:c="5"/>"פעם הכרתי אדם מטנקאי, הוא נקרא צ'ורגיין. הוא הביא לי את שרשרת הפנינים שאני עונדת לצווארי." נהמהטריס ציינה.</text:p>
      <text:p text:style-name="P2"><text:s text:c="5"/>"אז זה אומר שהכרת את אבי." פיוריטארוס אמר לה.</text:p>
      <text:p text:style-name="P2"><text:s text:c="5"/>"לא ידעתי שאתה בנו." אמרה.</text:p>
      <text:p text:style-name="P2"><text:s text:c="5"/>"ובכן, לא שאלת." פיוריטארוס השיב.</text:p>
      <text:p text:style-name="P2"><text:s text:c="5"/>"גם אני גדלתי בכפר טנקאי, עד יום הולדתי האחד עשר, כאשר משפחתי עברה לכאן, לסולאטרה." רהנארה הוסיפה.</text:p>
      <text:p text:style-name="P5"><text:span text:style-name="T1"><text:s text:c="5"/>"מצטער להפריע לכם בשיחה שאתם מנהלים כאן, אך אתם בוודאי להוטים לדעת מה מצאתם במערה." נוקדארוס אמר. "ובכן, קודם כל הטבעת שמצא באנג'ו, הנקראת 'טבעת מלאכים של הלינקס'. היא מוסיפה דרגת כישוף למשתמש בה, ומעלה קמעה את החוכמה שלו. מה שקוריאל מצאה היא 'שרשרת עדי הנחש של ספיגה' שמוסיפה חמישה כשפים ליום ללובשו ומפחיתה נזק אשר נגרם בקרבות. בקשר לאבן החן שרהנארה מצאה, נראה </text:span><text:soft-page-break/><text:span text:style-name="T1">שזהו תכשיט אובסידיאני שתצטרכו לקחת אל ארכיב הרשומות של קורסלטור, באובליסק האורגים."</text:span></text:p>
      <text:p text:style-name="P2"><text:s text:c="5"/>"לעזאזל, רציתי לשמור את זה לעצמי." רהנארה התבכיינה מעט.</text:p>
      <text:p text:style-name="P5"><text:span text:style-name="T1"><text:s text:c="5"/>"חבל, אני יודע שישנה אימרה ישנה: 'יהלומים הם החברים הכי טובים של נשים' אבל גם אם זה כך, את תצטרכי לנטוש אותו לטובת העתיד. זה מכיל בתוכו משהו שאחת האורגות איבדה. באובליסק האורגים, אתם תפגשו בחבר טוב שלי, שמו פורנטור. אני רוצה שתלוו את נהמהטריס לפגוש אותו שם, ואשלם לכל אחד מכם 2000 פיסות זהב, כדי להשלים את המשימה הזו."</text:span></text:p>
      <text:p text:style-name="P5"><text:span text:style-name="T1"><text:s text:c="5"/>הוא נקש קלות באצבעותיו ושש נזירות נכנסו פנימה כאשר כל אחת מהן נשאה שק של זהב, הן השאירו את השקים על השולחן, נדו בראשן קידה קלה, וחזרו למלאכתן. "והפעם, סייטלס, קח את הכסף, אני יודע שתצטרך אותו להוצאותיך – כדי לקנות אספקה של מזון ומאנה. מאנה התייקרה מאוד בימינו. פרסות הסוסים נשחקות כמעט באותה מהירות שבהן נגמרת האספקה השוטפת. חוץ מזה שאתה יודע שאני אסתדר בסדר גמור גם לאחר ש-12,000 פיסות הזהב הללו יעברו מכיסי לכיסיכם."</text:span></text:p>
      <text:p text:style-name="P2"><text:s text:c="5"/>"בסדר אקח את הכסף הפעם, טיפש ארור וזקן שכמוך." סייטלס ענה, וכולם צחקו. "מתי אתם רוצים לשוב לדרכים, חברים?" הוא שאל את בני החבורה.</text:p>
      <text:p text:style-name="P5"><text:span text:style-name="T1"><text:s text:c="5"/>"מהר ככל הניתן." ענה <text:s/>פיוריטארוס. "כבר ניצלנו מעל ומעבר מהכנסת האורחים של נוקדארוס ונזירותיו." הוסיף.</text:span></text:p>
      <text:p text:style-name="P2"><text:s text:c="5"/>"או, זה כלום, הייתם פה רק יום אחד. בכל מקרה, אני מאחל לכולכם היו שלום ודאגו לעצמכם." נוקדארוס בירכם.</text:p>
      <text:p text:style-name="P2"><text:s text:c="5"/>"הייה שלום אבא." נהמהטריס אמרה בשקט לאחר שבני החבורה עזבו את החדר.</text:p>
      <text:p text:style-name="P2"><text:s text:c="5"/>"היי שלום נהמהטריס..."</text:p>
      <text:p text:style-name="P3"><text:soft-page-break/>* * *</text:p>
      <text:p text:style-name="P7"><text:span text:style-name="T1"><text:s text:c="5"/>החבורה החלה להתקדם לכיוון מערב על מנת למצוא את האובליסק, לאחר שהשלימו את אספקתם והחליפו את פרסות סוסיהם בחדשות אצל הנפח המקומי של סולאטרה. חוץ מקרבות אקראיים מדי פעם עם אורקים, גובלינים וטרולי יער, שום דבר מעניין במיוחד לא אירע. יום אחד, לאחר כשבועיים של טיול ביערות, קוריאל הכינה ארוחת בוקר לכולם. כולם סיימו את מנתם, ובלייד לקח לעצמו מנה שנייה מהנזיד שקוריאל הכינה לארוחת הבוקר.</text:span></text:p>
      <text:p text:style-name="P2"><text:s text:c="5"/>"בלייד, בבקשה ממך מזוג לי גם מנה נוספת של נזיד לקערתי." נהמהטריס ביקשה ממנו.</text:p>
      <text:p text:style-name="P2"><text:s text:c="5"/>"את בטוחה?" שאל.</text:p>
      <text:p text:style-name="P2"><text:s text:c="5"/>"כן, מה בדיוק הבעיה עם בקשתי?" כולם השתתקו לפתע.</text:p>
      <text:p text:style-name="P2"><text:s text:c="5"/>"כלום, זה פשוט שהבנות כאן לרוב מסתפקות במנה אחת בלבד של נזיד, ורק אני ולעיתים רחוקות פיוריטארוס לוקחים מנה שנייה."</text:p>
      <text:p text:style-name="P5"><text:span text:style-name="T1"><text:s text:c="5"/>"פשוט מלא את קערתי, אני עדיין רעבה ואני רוצה מנה שנייה." אמרה בקול רם, כמעט וצועקת על בלייד.</text:span></text:p>
      <text:p text:style-name="P2"><text:s text:c="5"/>הוא מילא את קערתה ואמר: "הנה לך, הוד מעלתה..."</text:p>
      <text:p text:style-name="P2"><text:s text:c="5"/>"תודה לך, חלאת האדם הפשוט." אמרה בטון לא חברי במיוחד.</text:p>
      <text:p text:style-name="P5"><text:span text:style-name="T1"><text:s text:c="5"/>"את יודעת מה? רק עשי לי טובה ואל תדברי איתי יותר, מפני שאני מעדיף שלא לדבר איתך יותר." בלייד אמר לה.</text:span></text:p>
      <text:p text:style-name="P2"><text:s text:c="5"/>"בסדר מצדי." אמרה.</text:p>
      <text:p text:style-name="P5"><text:span text:style-name="T1"><text:s text:c="5"/>עוד שבועיים חלפו להם על בני החבורה כאשר הם המשיכו להתקדם ביערות לכיוון מערב. נהמהטריס שמרה על גישתה הקרה כלפי כולם. היא גם המשיכה בתזונת המנה </text:span><text:soft-page-break/><text:span text:style-name="T1">הכפולה שלה. דבר נוסף, שלא השתנה לגביה, היה הצורך שלה להקיא כל בוקר את כל תכולת המעיים שלה, לעיתים לפני ארוחת הבוקר, לפעמים אחרי. באותו היום החבורה הגיעה לאגם גדול. מבלי לבדוק קודם עם הבנות, נכנסו בני החבורה לאגם כדי לרחוץ בו ולהתרחץ. לאחר שסיימו את מקלחתם ומשחקי המים שנילוו לה, היה זה תורם לשמור על חפצי הבנות בזמן שהם הלכו לרחוץ באגם. </text:span></text:p>
      <text:p text:style-name="P5"><text:span text:style-name="T1"><text:s text:c="5"/>"בואו נשחק משחק קטן של הלוואי והייתי..." הציע בלייד לאחרים. "אני אתחיל – הלוואי והייתי השמלה הלבנה של קוריאל."</text:span></text:p>
      <text:p text:style-name="P2"><text:s text:c="5"/>"הלוואי והייתי שריון החזה של רהנארה." אמר פיוריטארוס.</text:p>
      <text:p text:style-name="P2"><text:s text:c="5"/>"הלוואי והייתם משאירים לי אחת מהבנות שצויינו לעיל, אך הלוואי והייתי..." באנג'ו הופרע ע"י סייטלס.</text:p>
      <text:p text:style-name="P5"><text:span text:style-name="T1"><text:s text:c="5"/>"הלוואי ותסתמו פיכם, ותלכו לשחק באצטרובלים עם כמה מהם!!!" הוא קרא והלך לנוח.</text:span></text:p>
      <text:p text:style-name="P5"><text:span text:style-name="T1"><text:s text:c="5"/>נהמהטריס שחתה מאחורי מפל מים קטן כדי למצוא מעט יותר פרטיות. רהנארה וקוריאל שחו מאחורי שיחים גבוהים ועזרו האחת לשנייה לרחוץ את גבה של השנייה, מאוחר יותר רהנארה סידרה חלק מצמותיה הארוכות של קוריאל, ואז קוריאל הברישה את שערה של רהנארה ואף הוסיפה לה צמה קטנה ליד אוזנה השמאלית.</text:span></text:p>
      <text:p text:style-name="P2"><text:s text:c="5"/>"מה את חושבת על הצמה הקטנה הזו, בערך כמו אלו שלי?" קוריאל שאלה אותה.</text:p>
      <text:p text:style-name="P5"><text:span text:style-name="T1"><text:s text:c="5"/>"בטח, זה נראה נחמד, אני חושבת, אך מוטב שאשאל את פיוריטארוס אם הוא אוהב את זה או לא." רהנארה השיבה.</text:span></text:p>
      <text:p text:style-name="P2"><text:s text:c="5"/>"שניכם התקרבתם רבות לאחרונה."</text:p>
      <text:p text:style-name="P5"><text:span text:style-name="T1"><text:s text:c="5"/>"כן, אני יודעת. החרטה היחידה שיש לי לגביו היא שהיינו מאוהבים אחד בשני מאז תקופת הילדות שלנו ולא היה לנו אומץ לומר האחד לשנייה כיצד אנו מרגישים, כלומר כל </text:span><text:soft-page-break/><text:span text:style-name="T1">אחד פחד לעשות את הצעד הראשון,בגלל שפחדנו מדחייה. לפני כחודש לפיוריטארוס היה האומץ לחשוף את ליבו, ולתת לרגשותיו לצוף אל פני השטח ורק אז גילינו זאת."</text:span></text:p>
      <text:p text:style-name="P2"><text:s text:c="5"/>"זה היה מתי שכולנו מצאנו אתכם ישנים יחדיו."</text:p>
      <text:p text:style-name="P2"><text:s text:c="5"/>"כן, זו הפעם. אז ספרי לי, קוריאל, האין את מחבבת את בלייד?"</text:p>
      <text:p text:style-name="P2"><text:s text:c="5"/>"ובכן, זה תלוי, מאיזו בחינה את מתכוונת?"</text:p>
      <text:p text:style-name="P2"><text:s text:c="5"/>"אל תשחקי פני תמימה; את יודעת למה התכוונתי."</text:p>
      <text:p text:style-name="P2"><text:s text:c="5"/>"ובכן, בעצם, ייתכן שאני... אני לא אומרת שאני כן, אבל..."</text:p>
      <text:p text:style-name="P2"><text:s text:c="5"/>"אבל עיינייך מסגירות אותך, תודי בזה."</text:p>
      <text:p text:style-name="P2"><text:s text:c="5"/>"אוקיי, בסדר, אני כן מחבבת אותו בדרך הזו, רהנארה."</text:p>
      <text:p text:style-name="P5"><text:span text:style-name="T1"><text:s text:c="5"/>"אז אמרי לו את זה, היי אמיצה, עשי את את הצעד הראשון."</text:span></text:p>
      <text:p text:style-name="P2"><text:s text:c="5"/>"אני מעדיפה שלא, הוא בן-אדם, ואני אלפית, זה לא יעבוד לעולם, החברה לעולם לא תקבל אותנו."</text:p>
      <text:p text:style-name="P2"><text:s text:c="5"/>"אז לכל הרוחות עם החברה... לעזאזל עם זה, אמרי לו את או שאגיד לו בעצמי."</text:p>
      <text:p text:style-name="P2"><text:s text:c="5"/>"לא תעזי, וחוץ מזה את יכולה להגיד לפיוריטארוס לומר לו, אולי הוא ינקוט בצעד הראשון."</text:p>
      <text:p text:style-name="P2"><text:s text:c="5"/>"ואם הוא ינקוט בו, האם אז, תסכימי להמשך הקשר?"</text:p>
      <text:p text:style-name="P2"><text:s text:c="5"/>"עזבי אותי לבדי, רהנארה, יש לנו עניינים כבדים יותר עכשיו על הפרק." היא הסתכלה לכיוון מפל המים.</text:p>
      <text:p text:style-name="P2"><text:s text:c="5"/>"כן, אני יודעת, הבנתי את זה בעצמי שבוע שעבר."</text:p>
      <text:p text:style-name="P2"><text:s text:c="5"/>"אני חושבת שעליתי על זה שבוע לפנייך. בואי נלך לדבר איתה על זה."</text:p>
      <text:p text:style-name="P2"><text:s text:c="5"/>"את מתכוונת עכשיו?"</text:p>
      <text:p text:style-name="P2"><text:soft-page-break/><text:s text:c="5"/>"כן, אין זמן מוצלח יותר מן ההווה." הן שחו אל נהמהטריס שעדיין רחצה מאחורי מפל המים.</text:p>
      <text:p text:style-name="P2"><text:s text:c="5"/>"האם את צריכה עזרה, נהמהטריס?" רהנארה שאלה.</text:p>
      <text:p text:style-name="P2"><text:s text:c="5"/>"איזה סוג של עזרה?"</text:p>
      <text:p text:style-name="P5"><text:span text:style-name="T1"><text:s text:c="5"/>"אנו יכולות לרחוץ את גבך, לסדר את תסרוקתך, מה שתרצי..." רהנארה אמרה.</text:span></text:p>
      <text:p text:style-name="P2"><text:s text:c="5"/>"לא תודה, אני גמישה דיי להגיע אל גבי, ושיערי בסדר גמור כפי שהוא כעת."</text:p>
      <text:p text:style-name="P2"><text:s text:c="5"/>"למען האמת הוא קצת פרוע..." היא הופרעה ע"י קוריאל.</text:p>
      <text:p text:style-name="P2"><text:s text:c="5"/>"אבל אין זה מה שאני ורהנארה, באמת רצינו לדבר איתך עליו." קוריאל אמרה.</text:p>
      <text:p text:style-name="P2"><text:s text:c="5"/>"אז מהו הדבר?"</text:p>
      <text:p text:style-name="P2"><text:s text:c="5"/>"אני חושבת ששתינו הבנו מה גורם לך להקיא כל בוקר מאז שפגשנו בך, ומדוע את אוכלת מנות כפולות של מזון כמו בלייד ופיוריטארוס." קוריאל אמרה.</text:p>
      <text:p text:style-name="P2"><text:s text:c="5"/>"למה את מתכוונת קוריאל?" נהמהטריס ניסתה לשוות נימה רגועה לקולה אך הוא רעד במקצת.</text:p>
      <text:p text:style-name="P2"><text:s text:c="5"/>"היא מתכוונת שאת אוכלת מספיק לך ולעובר שגדל בתוך רחמך." רהנארה השיבה.</text:p>
      <text:p text:style-name="P2"><text:s text:c="5"/>"זה לא נכון, ההקאות הן תופעת לוואי של תהליך ההחייאה שלי, ואני אוכלת הרבה בגלל שאני רעבה, אינני רגילה למסעות ארוכים כמו שתיכן." נהמהטריס ענתה במעט רוגז על אף שניסתה לשלוט במזגה החם.</text:p>
      <text:p text:style-name="P5"><text:span text:style-name="T1"><text:s text:c="5"/>"אין שום טעם לשקר לנו, אנו חברותייך, נהמהטריס. העובר נחשב לגורם זר בגופך, ולכן עלייך להקיא לעיתים כה קרובות, זוהי תופעת לוואי של המערכת החיסונית של גופך. מה שרהנארה אמרה על הרגלי האכילה שלך נראה נכון אף לי." קוריאל טענה.</text:span></text:p>
      <text:p text:style-name="P2"><text:s text:c="5"/>"מתי תגידי לנו את האמת, בחודש השישי כאשר בטנך לא תיראה אפילו לבנים כתירוץ סביר עבור כרס בירה?" רהנארה שאלה.</text:p>
      <text:p text:style-name="P2"><text:soft-page-break/><text:s text:c="5"/>"בסדר, אתן צודקות, באמת הריתי לפני כחודשיים. זה גם יכול להסביר את הצעקות שבוודאי שמעתן את אבי מנחית עליי בזמנו, כאשר הבאתן אותי בחזרה מן המערה." נהמהטריס הודתה באמת.</text:p>
      <text:p text:style-name="P2"><text:s text:c="5"/>"אז מתי תספרי לבנים על מצבך?" קוריאל שאלה.</text:p>
      <text:p text:style-name="P5"><text:span text:style-name="T1"><text:s text:c="5"/>"בוודאי התכוונת למצבי הנוכחי, (=הערת המתרגם: באנגלית קוריאל בחרה במילה כללית מדי ונהמהטריס השתמשה במילה יותר מתאימה לתאר את מצבה), אך לא סיפרתי עליו לאיש מלבד לאבי אשר בוודאי עדכן את סייטלס." לפתע פרצה בבכי תמרורים וקוריאל ורהנארה חיבקו אותה. היא בכתה על כתפה של רהנארה לזמן מה.</text:span></text:p>
      <text:p text:style-name="P2"><text:s text:c="5"/>"מדוע שמרת זאת בסוד במשך כל כך הרבה זמן?" קוריאל שאלה לבסוף.</text:p>
      <text:p text:style-name="P2"><text:s text:c="5"/>"בגלל האב, הוא אדם מרושע."</text:p>
      <text:p text:style-name="P2"><text:s text:c="5"/>"האם בגלל זה את צריכה לפגוש את הטיפוס הזה פורנטור?" רהנארה חקרה.</text:p>
      <text:p text:style-name="P5"><text:span text:style-name="T1"><text:s text:c="5"/>"בערך... הוא איש נפלא; ייתכן והוא יוכל להגן עליי מפני האב." נהמהטריס ענתה.</text:span></text:p>
      <text:p text:style-name="P5"><text:span text:style-name="T1"><text:s text:c="5"/>"מי האב?" קוריאל ניסתה לסחוט ממנה את המידע.</text:span></text:p>
      <text:p text:style-name="P5"><text:span text:style-name="T1"><text:s text:c="5"/>"אני מעדיפה שלא להגיד את שמו עד שנפגוש את פורנטור."</text:span></text:p>
      <text:p text:style-name="P2"><text:s text:c="5"/>"הוא נשמע לי כמו טיפוס מאוד בלתי נעים." קוריאל ציינה.</text:p>
      <text:p text:style-name="P2"><text:s text:c="5"/>"אכן כזה הוא, הוא זה שנתן אותי לאשמורת טרולי המערות."</text:p>
      <text:p text:style-name="P2"><text:s text:c="5"/>"באמת ממזר אכזרי." רהנארה הוסיפה לדעתה של קוריאל של 'טיפוס בלתי נעים'.</text:p>
      <text:p text:style-name="P2"><text:s text:c="5"/>"אז, נהמהטריס, מתי את מתכוונת לשתף את הבנים בעניין?" קוריאל הקשתה.</text:p>
      <text:p text:style-name="P5"><text:span text:style-name="T1"><text:s text:c="5"/>"אני יכולה לשמור סודות על אף שאני מעדיפה שלא אצטרך להסתיר דברים משאר בני החבורה." רהנארה ציינה.</text:span></text:p>
      <text:p text:style-name="P2"><text:s text:c="5"/>"אספר להם בעוד כשבוע שבועיים, אוקיי?" נהמהטריס שאלה.</text:p>
      <text:p text:style-name="P2"><text:s text:c="5"/>"בסדר, בואו נחזור לגדה השנייה בטרם הבנים יחלו לחפש אחרינו." קוריאל הציעה.</text:p>
      <text:p text:style-name="P2"><text:soft-page-break/><text:s text:c="5"/>"כן, זה יהיה קצת מוזר מאחר שאנו עירומות לחלוטין כעת." רהנארה העירה.</text:p>
      <text:p text:style-name="P5"><text:span text:style-name="T1"><text:s text:c="5"/>"כאילו ששכחנו את העובדה הקטנה הזו. תודה לך רהנארה, שהערת את תשומת ליבנו לעניין שהוא ברור מאליו." קוריאל אמרה לה בסרקסטיות. לאחר שיצאו מהמים, התייבשו והתלבשו שוב בחסותם של שיחים גבוהים, הן מצאו את הבנים שוכבים בשדה מדושא. בלייד ובאנג'ו ישנו, סייטלס עישן את מקטרתו. פיוריטארוס ניסה למצוץ את מיצו של עשב מקומי. רהנארה הפתיעה אותה מאחור.</text:span></text:p>
      <text:p text:style-name="P2"><text:s text:c="5"/>"איך השכבת את התינוקות האלו לישון?" שאלה אותו.</text:p>
      <text:p text:style-name="P2"><text:s text:c="5"/>"שיחקנו באצטרובלים עד שאפס כוחם והם נפלו חסרי רוח חיים אחרי שהתשתי אותם גם באגם." היא החלה לעסות את גבו מעט.</text:p>
      <text:p text:style-name="P5"><text:span text:style-name="T1"><text:s text:c="5"/>"אתה אוהב את זה?" שאלה.</text:span></text:p>
      <text:p text:style-name="P2"><text:s text:c="5"/>"תודה, מסיבה מוזרה הגב שלי התחיל לכאוב לאחרונה."</text:p>
      <text:p text:style-name="P2"><text:s text:c="5"/>"אולי זה בגלל משחקי האצטרובל ששיחקת היום."</text:p>
      <text:p text:style-name="P2"><text:s text:c="5"/>"אינני חושב כך, זה החל בשבוע שעבר." הוא לטש לעברה מבט חטוף. "זו צמה מאוד חביבה שיש לך שם, כמו אלו של קוריאל."</text:p>
      <text:p text:style-name="P5"><text:span text:style-name="T1"><text:s text:c="5"/>"לא חשבתי שתשים לב אליה בכלל, קוריאל קלעה לי אותה כפי שאני דאגתי לקלוע מחדש את שלה."</text:span></text:p>
      <text:p text:style-name="P2"><text:s text:c="5"/>"זה מאוד נאה, קוריאל." פיוריטארוס אמר.</text:p>
      <text:p text:style-name="P2"><text:s text:c="5"/>"מה מאוד נאה?" שאלה בחזרה.</text:p>
      <text:p text:style-name="P2"><text:s text:c="5"/>"הצמה שקלעת לרהנארה."</text:p>
      <text:p text:style-name="P2"><text:s text:c="5"/>"או, זה... אין בעיות, פיוריטארוס." ענתה והלכה להשתרע ליד עץ בקרבת באנג'ו ובלייד.</text:p>
      <text:p text:style-name="P2"><text:soft-page-break/><text:s text:c="5"/>"היי, סייטלס, האם ראית את ה..." פיוריטארוס השתנק לרגע וכיחכח בגרונו. "לא משנה."</text:p>
      <text:p text:style-name="P2"><text:s text:c="5"/>"כן בוודאי, פיוריטארוס, כמובן שראיתי את הצמה החדשה של רהנארה." סייטלס השיב בציניות.</text:p>
      <text:p text:style-name="P2"><text:s text:c="4"/>"מצטער, זה לא יקרה שוב." פיוריטארוס אמר.</text:p>
      <text:p text:style-name="P5"><text:span text:style-name="T1"><text:s text:c="5"/>"כן, אני מקווה שלא למענך, כעת הער את הטיפשים הארורים, על מנת שנמשיך במסענו מערבה." סייטלס אמר לפיוריטארוס. פיוריטארוס קם והלך לבעוט בישבניהם של בלייד ובאנג'ו כדי להעיר אותם.</text:span></text:p>
      <text:p text:style-name="P2"><text:s text:c="5"/>"מה קרה, פיוריטארוס, האם יש קרב שיש לנצחו?"</text:p>
      <text:p text:style-name="P2"><text:s text:c="5"/>"לא, סתם רציתי להראות לך את הצמה החדשה של רהנארה, שקוריאל קלעה לה." רהנארה נשענה מעט קדימה כדי להראות לו אותה, הוא קפץ לרגליו, תפס בצמה ושלף אחד מגרזניו.</text:p>
      <text:p text:style-name="P2"><text:s text:c="5"/>"בחיים אל תעיר אותי בשביל משהו כה מטופש, להבא." רהנארה שלפה במהירות משריון החזה שלה פגיון חזה ודקרה את בלייד ביד שאחזה בגרזן.</text:p>
      <text:p text:style-name="P5"><text:span text:style-name="T1"><text:s text:c="5"/>"אל תיגע בשיערי יותר לעולם, בלייד, או שאהרוג אותך." בלייד שמט את גרזנו מהכאב.</text:span></text:p>
      <text:p text:style-name="P2"><text:s text:c="5"/>"האם זה היום הארור ההוא בחודש? ומאיפה לעזאזל שלפת את הפגיון הזה?" בלייד שאל. היא העניקה לו בעיטה בפרצופו, באה אליו ולקחה בחזרה את פגיון החזה שלה.</text:p>
      <text:p text:style-name="P2"><text:s text:c="5"/>"הבט היטב כעת כדי שתדע מאיפה פגיון החזה שלי בא." היא שוב נשענה קלות קדימה כדי להראות לבלייד היכן מקומו הטבעי של הפגיון. "דרך אגב, אין זה אותו יום ארור בחודש, פשוט אני נוטה להיות מעט רגישה לגבי שיערי, כמו בנות רבות אחרות שאני מכירה."</text:p>
      <text:p text:style-name="P2"><text:soft-page-break/><text:s text:c="5"/>"אני בטוח לא רוצה לראות אותך מעוצבנת באותו יום, וגם לא אף אחת אחרת עצבנית ביום הזה, אם כבר מדברים על זה." אמר בלייד.</text:p>
      <text:p text:style-name="P2"><text:s text:c="5"/>"לא שזה עניינכם לדעת מתי מגיע היום הזה בחודש, אך לעיתים הייתי רוצה שתהיה דרך לסמן לכם לגבי הדבר מבלי ממש להגיד לכם. בצורה זו הייתם יודעים מתי להיות הרבה יותר זהירים לידנו." רהנארה אמרה לבלייד.</text:p>
      <text:p text:style-name="P2"><text:s text:c="5"/>"אני רק מקווה שמעתה והלאה תשתמשי בעלי סרפד כדי לנגב את..."</text:p>
      <text:p text:style-name="P2"><text:s text:c="5"/>"סתמו את פיכם, שניכם!!!" פיוריטארוס השתיקם. "כבר מתחיל להיות מאוחר, והסיבה האמיתית שהערתי אותך, בלייד, היא כדי שנזוז כבר." פיוריטארוס סיים את ויכוחם המטופש, והחבורה החלה בתזוזה לאחר שקוריאל טיפלה בפצעו של בלייד.</text:p>
      <text:p text:style-name="P2"><text:s text:c="5"/>בדרכם לחש בלייד לקוריאל: "אם הייתי נוגע באחת מצמותייך, לא היית מגיבה באותה צורה חריפה כמו שרהנארה נקטה, נכון?"</text:p>
      <text:p text:style-name="P2"><text:s text:c="5"/>"אל תהיה אדיוט, בלייד." הוא נאנח לרווחה. "הייתי שוברת את ידך, זה הכל." היא תהתה לגבי העובדה שהיא איננה מחזיקה בפגיון חזה כמו שרהנארה שומרת בשריון החזה שלה.</text:p>
      <text:p text:style-name="P5"><text:span text:style-name="T1"><text:s text:c="5"/>"אתן כולכן חבורה של משוגעות!!!" קרא בקול לפתע.</text:span></text:p>
      <text:p text:style-name="P2"><text:s text:c="5"/>"אנו גם אוהבים אותך, בלייד, בדיוק כפי שאתה." פיוריטארוס קרא לאחור לכיוונו של בלייד.</text:p>
      <text:p text:style-name="P3">* * *</text:p>
      <text:p text:style-name="P5"><text:span text:style-name="T1"><text:s text:c="5"/>חלף לו עוד שבוע ללא אירועים מיוחדים עבור בני החבורה. החבורה המשיכה לרכב מערבה כאשר לפתע באנג'ו אמר לכולם לעצור במיקומם הנוכחי.</text:span></text:p>
      <text:p text:style-name="P2"><text:s text:c="5"/>"מה זה, באנג'ו?" בלייד שאל אותו.</text:p>
      <text:p text:style-name="P2"><text:soft-page-break/><text:s text:c="5"/>"אני יכול לשמוע קולות של רגליים מטופפות מאחורי העצים משני צידי השביל שבו אנו רוכבים דרכו." הם רכבו במסדרון צר שכל צד נחסם על ידי עצים ושיחים עבותים. לפתע חצים נחתו ליד רגלי הסוסים. ממרחק, על מישור גבוה יותר, החבורה ראתה חבורה גדולה של אלפים אפלים נושאים את קשתותיהם הארוכות.</text:p>
      <text:p text:style-name="P5"><text:span text:style-name="T1"><text:s text:c="5"/>"זה כבר מספיק רחוק; אתם נכנסתם ליער והינאל, אדמה אסורה של אלפים אפלים, מה שאומר שעכשיו אתם כולכם אסירינו." קרא מנהיג החבורה. בני החבורה הסתכלו לאחור וראו שחבורה נוספת של אלפים אפלים הגיחה כדי לכתר אותם, ומכוונת את חציה אל בני החבורה.</text:span></text:p>
      <text:p text:style-name="P2"><text:s text:c="5"/>"רק אמור לי את המילה, ואקרע אותם לגזרים, פיוריטארוס." בלייד לחש באוזנו של פיוריטארוס.</text:p>
      <text:p text:style-name="P5"><text:span text:style-name="T1"><text:s text:c="5"/>"הם אינם איזשהו סוג של גובלינים טיפשים, בלייד, הם רבים מאיתנו משני האגפים, ומוכנים לפגוע בנו תוך שנייה בחציהם, אין לנו ברירה אלא להיכנע."</text:span></text:p>
      <text:p text:style-name="P5"><text:span text:style-name="T1"><text:s text:c="5"/>"פירקו את עצמכם, מהר מכל נשק שייתכן ואתם נושאים עליכם, תיירים חביבים." ציווה עליהם המנהיג של חבורת האלפים האפלים מהמישור העליון.</text:span></text:p>
      <text:p text:style-name="P5"><text:span text:style-name="T1"><text:s text:c="5"/>"עשו כדבריו." הורה פיוריטארוס על בני חבורתו. במהלך השבוע, הובילו האלפים האפלים את החבורה לאחד מהיכליהם התת-קרקעיים. בלילה שהגיעו להיכלים וננעלו בתא על ידי מנהיג האלפים האפלים, קוריאל אמרה לו משהו באלפית. הוא שאל אותה משהו, והיא השיבה בחיוב. הוא פתח את התא כדי לתת לה לצאת אך גם בלייד וגם פיוריטארוס תפסו את ידה.</text:span></text:p>
      <text:p text:style-name="P2"><text:s text:c="5"/>"אל תעשי זאת, קוריאל."פיוריטארוס אמר לה ובלייד הניד ראשו בהסכמה עם דבריו.</text:p>
      <text:p text:style-name="P5"><text:span text:style-name="T1"><text:s text:c="5"/>"קוריאל, בבקשה אל תלכי איתו, אנו לא שווים את זה, וחוץ מזה אני דואג לך רבות, קוריאל." בלייד אמר.</text:span></text:p>
      <text:p text:style-name="P5"><text:soft-page-break/><text:span text:style-name="T1"><text:s text:c="5"/>"גם לי איכפת מכם רבות, לכן אני חייבת לעשות את זה, סמכו עליי, זו הדרך היחידה שבה נוכל לברוח מהמקום הזה. לאחר הלילה האלפים האפלים ישחררו אותנו לבטח." טענה.</text:span></text:p>
      <text:p text:style-name="P2"><text:s text:c="5"/>"אני מקווה שאינך מתכוונת לעשות משהו שייתכן ותתחרטי עליו בעתיד." אמר פיוריטארוס.</text:p>
      <text:p text:style-name="P2"><text:s text:c="5"/>"אני אהיה בסדר, חבר'ה, באמת." היא הלכה עם האלף האפל.</text:p>
      <text:p text:style-name="P2"><text:s text:c="5"/>פיוריטארוס ניגש אל רהנארה, אחז את כפות ידיה ואמר: "הבטיחי לי, שלעולם לא תעשי כדבר הזה, גם אם זה לטובת בני החבורה."</text:p>
      <text:p text:style-name="P5"><text:span text:style-name="T1"><text:s text:c="5"/>"אל תדאג, פיוריטארוס, לעולם לא אוותר כך, לא אכתים את נשמתי במעשים מסוג זה, אף על פי שאתה חייב להודות שזה די אמיץ מצד קוריאל, לעשות את אשר בחרה..."</text:span></text:p>
      <text:p text:style-name="P5"><text:span text:style-name="T1"><text:s text:c="5"/>"חבורת צבועים!!!" בלייד קרא לעבר פיוריטארוס ורהנארה. "האין אתם יכולים לראות את האצילות שבמעשה הזה, גם אם המעשה כשלעצמו ממיט חרפה ואיננו יאה לה?"</text:span></text:p>
      <text:p text:style-name="P2"><text:s text:c="5"/>"אל תצעק כך שנית, בלייד." סייטלס ביקש.</text:p>
      <text:p text:style-name="P5"><text:span text:style-name="T1"><text:s text:c="5"/>"למה לא?" שאל בצורה רגועה בהרבה מקודם.</text:span></text:p>
      <text:p text:style-name="P2"><text:s text:c="5"/>"אתה עלול למשוך את תשומת לב השומרים, ואז באנג'ו לא יצליח לפרוץ את המנעול." סייטלס הסביר את דבריו.</text:p>
      <text:p text:style-name="P2"><text:s text:c="5"/>"עדיין ללא הצלחה..." באנג'ו אמר לעצמו תוך כדי נסיון לפרוץ את מנגנון הנעילה של המנעול. באנג'ו המשיך לבלות את שארית הלילה בנסיון לפרוץ את המנעול של תאם. רהנארה התכרבלה בידיו של פיוריטארוס. כאשר התעוררו בבוקר כדי לקבל את ארוחת הבוקר שלהם, פיוריטארוס הרגיש שחלקו העליון של גוו כואב יותר מן הרגיל. רהנארה <text:soft-page-break/>ראתה את מחושיו ועיסתה את גבו. נהמהטריס ביקשה מהשומרים מנה נוספת של הנזיד שקיבלו.</text:p>
      <text:p text:style-name="P5"><text:span text:style-name="T1"><text:s text:c="5"/>לאחר כמה שעות, בערך בשעת הצהריים, הגיע מנהיג האלפים האפלים מלווה בתריסר שומרים. הם שיחררו את בני החבורה, ונתנו להם את שריונותיהם וכלי נשקם. לאחר מכן הם לווו להיכל קטן שם אכלו ארוחת צהריים משובחת. אחר כך לווו לגובה הקרקע; <text:s/>ולקחו שם את סוסיהם מהאורוות ולווו החוצה מההיכלים. שם מצאו את קוריאל, מנמנמת לתומה על הקרקע, נשענת על העץ הקרוב ביותר. בלייד העיר אותה ע"י ניעורה בעוצמה.</text:span></text:p>
      <text:p text:style-name="P5"><text:span text:style-name="T1"><text:s text:c="5"/>"מה יש לך, בלייד, אינך יכול להיות קצת יותר מתחשב אחרי הלילה הקשה שעבר עליי?" קוריאל שאלה אותו ופיהקה.</text:span></text:p>
      <text:p text:style-name="P5"><text:span text:style-name="T1"><text:s text:c="5"/>"האם הם פגעו בך או משהו מעין זה, קוריאל?" חקר אותה בדאגנות.</text:span></text:p>
      <text:p text:style-name="P2"><text:s text:c="5"/>"כלל וכלל לא, אמרתי לכם שאהיה בסדר גמור וכך המצב." השיבה.</text:p>
      <text:p text:style-name="P2"><text:s text:c="5"/>"את יודעת שהם דאגו לך עד מאוד." ציינה נהמהטריס.</text:p>
      <text:p text:style-name="P2"><text:s text:c="5"/>"כמה אימהי מצידך... התכוונתי מצידם." אמרה קוריאל.</text:p>
      <text:p text:style-name="P2"><text:s text:c="5"/>"כן, אני בטוחה שלזה התכוונת. אז מה עשית בליל אמש?" נהמהטריס שאלה את קוריאל.</text:p>
      <text:p text:style-name="P5"><text:span text:style-name="T1"><text:s text:c="5"/>"רק את מה שכל אישה הייתה חייבת לעשות כדי לשחרר את חבריה לקרב, מידי האלפים האפלים." כולם הסתכלו עליה בתדהמה. "זה לא היה קל מדי גם כן, אך הצלחתי להביס את מנהיגם בשח-מט בסופו של דבר." הם יכולים להיות יריבים קשים להתגברות על לוח השח."</text:span></text:p>
      <text:p text:style-name="P2"><text:s text:c="5"/>"את מתכוונת להגיד שכל מה שהיה עלייך לעשות, היה להביס את מנהיגם במשחק שח-מט כדי לשחרר את כולנו?" פיוריטארוס שאל עדיין נדהם.</text:p>
      <text:p text:style-name="P2"><text:s text:c="5"/>"כן, מה חשבת שנאלצתי לעשות?" קוריאל שאלה בחזרה.</text:p>
      <text:p text:style-name="P2"><text:soft-page-break/><text:s text:c="5"/>"או, כלום, משחק שח היה הדבר הראשון שעלה על דעתי..." פיוריטארוס ניסה לשקר.</text:p>
      <text:p text:style-name="P5"><text:span text:style-name="T1"><text:s text:c="5"/>"אוי, מגעיל, חשבתם ששכבתי עם האלף האפל הדוחה הזה, חבורת ממזרים חולים שכמוכם!!!" קראה.</text:span></text:p>
      <text:p text:style-name="P2"><text:s text:c="5"/>"רק אמרי לי זאת, קוריאל, מה היה עולה בגורלנו לולא ניצחת את המשחק?" סייטלס שאל בסקרנות מרובה.</text:p>
      <text:p text:style-name="P2"><text:s text:c="5"/>"האמן לי שאתה לא רוצה לדעת." ניסתה להתחמק מהאמת.</text:p>
      <text:p text:style-name="P2"><text:s text:c="5"/>"אך אני דווקא כן רוצה לדעת." סייטלס התעקש.</text:p>
      <text:p text:style-name="P5"><text:span text:style-name="T1"><text:s text:c="5"/>"ייתכן והם היו מוציאים אותנו להורג, אך יותר סביר להניח שהם היו משעבדים אותנו או מענים אותנו עד שנרצה להיות עבדיהם." ענתה.</text:span></text:p>
      <text:p text:style-name="P2"><text:s text:c="5"/>"היי, נהמהטריס, האינך חושבת שכדאי שתפסיקי לקחת את המנות הכפולות של מזון בכל ארוחה, את מתחילה להיות מלאה..." רהנארה הסיטה את תשומת הלב או לייתר דיוק את תשומת ליבו של סייטלס מקוריאל.</text:p>
      <text:p text:style-name="P5"><text:span text:style-name="T1"><text:s text:c="5"/>את צודקת רהנארה, דחיתי זאת מספיק. אנשים שימעו את וידויי, ובבקשה אל תשנאו אותי על כך – הנה זה בא, הכל או לא כלום: אני בהריון."</text:span></text:p>
      <text:p text:style-name="P2"><text:s text:c="5"/>"מה!?"</text:p>
      <text:p text:style-name="P2"><text:s text:c="5"/>"מתי!?"</text:p>
      <text:p text:style-name="P2"><text:s text:c="5"/>"ממי!?" היו תגובותיהם של פיוריטארוס, בלייד, ובאנג'ו, בהתאמה.</text:p>
      <text:p text:style-name="P2"><text:s text:c="5"/>"מלפני חודשיים וחצי. אינני יכולה לומר לכם מי האב עד שנפגוש את פורנטור."</text:p>
      <text:p text:style-name="P2"><text:s text:c="5"/>"מי ידע על זה, חוץ מרהנארה וקוריאל?" פיוריטארוס שאל.</text:p>
      <text:p text:style-name="P2"><text:s text:c="5"/>"אני מאמינה שאבי יידע את סייטלס לפני שביקש מכם ללוות אותי במסע הזה. קוריאל ורהנארה הבינו זאת לפני כשבועיים שלושה. הן ידעו שהקאותיי היו תופעת לוואי של <text:soft-page-break/>המערכת החיסונית, שמחשיבה את העובר שבתוכי כגוף זר. המנות הנוספות שאני אוכלת מדי ארוחה היו כדי להאכיל אותי ואת היצור שמתפתח ברחמי." נהמהטריס הסבירה.</text:p>
      <text:p text:style-name="P2"><text:s text:c="5"/>"איכשהו הכל מסתדר בצורה הגיונית פתאום, כשחושבים על זה כך." אמר פיוריטארוס.</text:p>
      <text:p text:style-name="P5"><text:span text:style-name="T1"><text:s text:c="5"/>"את צודקת, נהמהטריס, נוקדארוס אכן אמר לי לגבי מצבך לפני שיצאנו למסע הזה." סייטלס אמר.</text:span></text:p>
      <text:p text:style-name="P2"><text:s text:c="5"/>"האם הוא גם אמר לך מי האב?" שאלה את סייטלס.</text:p>
      <text:p text:style-name="P2"><text:s text:c="5"/>"חוששני שכן, על אף שהייתי מעדיף שלא לשמוע את שמו של הממזר הזה עד שנפגוש את פורנטור." הצהיר סייטלס.</text:p>
      <text:p text:style-name="P2"><text:s text:c="5"/>"מי האב?" התעקש בלייד.</text:p>
      <text:p text:style-name="P5"><text:span text:style-name="T1"><text:s text:c="5"/>"נוקדארוס ביקש שלא אומר לכם, ידידיי, עד שנגיע אל אובליסק האורגים, אז די לנדנד לי כבר." סייטלס הזהיר את בלייד.</text:span></text:p>
      <text:p text:style-name="P2"><text:s text:c="5"/>"אז הוא בוודאי ממזר גדול למדי או אדיוט גדול." טען באנג'ו.</text:p>
      <text:p text:style-name="P2"><text:s text:c="5"/>"כלום יכול אתה להפגין מעט רגישות, באנג'ו?" אמר בלייד.</text:p>
      <text:p text:style-name="P5"><text:span text:style-name="T1"><text:s text:c="5"/>"אתה צודק; אני צריך להיות יותר מתחשב לגבי רגשותיה של נהמהטריס – שפוחדת עד כדי כך מהאב האכזר עד שהיא מעדיפה שלא לעדכן אותנו לגבי מי הוא עד שנפגוש בדמות ההיא." באנג'ו נתן את פרשנותו למצב.</text:span></text:p>
      <text:p text:style-name="P2"><text:s text:c="5"/>"איזו דמות?" שאל בלייד.</text:p>
      <text:p text:style-name="P2"><text:s text:c="5"/>"התכוונתי לדמותו של פורנטור, דביל שכמוך." באנג'ו בירכו.</text:p>
      <text:p text:style-name="P2"><text:s text:c="5"/>"אינך יכול לומר טיפוס כמו כל השאר, קנדר מטופש?"</text:p>
      <text:p text:style-name="P2"><text:s text:c="5"/>"בן-אדם טיפש..." באנג'ו שם לב שכולם מלבד קוריאל לוטשים לעברו מבטים מעט כועסים.</text:p>
      <text:p text:style-name="P2"><text:soft-page-break/><text:s text:c="5"/>"התכוונתי רק לבלייד... אתם יודעים זאת, נכון?" באנג'ו גיחך.</text:p>
      <text:p text:style-name="P5"><text:span text:style-name="T1"><text:s text:c="5"/>"הפסיקו עם שטויותיכם כבר, פיוריטארוס התחל להובילנו, ובואו נזוז כבר!!!" סייטלס קרא בקול רם.</text:span></text:p>
      <text:p text:style-name="P5"><text:span text:style-name="T1"><text:s text:c="5"/>"סייטלס צודק, הבה נזוז." פיוריטארוס הסכים עימו. כולם עלו על סוסיהם: פיוריטארוס על ריינדרופ, סייטלס וקוריאל על וורטקס, בלייד ובאנג'ו על סטורם-שאטר, ורהנארה ונהמהטריס על קריו'וינד. הם החלו לרכב לתוך היער, הגיעו למזלג דרכים לאחר מרחק של 7.5 ק"מ (אם אתם מעדיפים את המרחק ברגל אז פשוט הכפילו את המרחק בק"מ כפול 3,000 ותקבלו את המרחק ברגל).</text:span></text:p>
      <text:p text:style-name="P2"><text:s text:c="5"/>"אני יכול להריח דם, אנשים, ועם זאת אינני מצליח לאתר מהיכן נובע הריח החזק הזה." אמר באנג'ו.</text:p>
      <text:p text:style-name="P5"><text:span text:style-name="T1"><text:s text:c="5"/>"הדם מגיע מהעצים. העצים כאן חיים למדי, ביער והינאל." הסבירה קוריאל.</text:span></text:p>
      <text:p text:style-name="P2"><text:s text:c="5"/>"למה את מתכוונת, קוריאל?" בלייד שאל.</text:p>
      <text:p text:style-name="P2"><text:s text:c="5"/>"אינני יכולה להסביר זאת בדיוק, אך זה נראה שהיער מודע לנוכחותנו ועוקב אחרינו בעיניו ואוזניו..." הוסיפה.</text:p>
      <text:p text:style-name="P2"><text:s text:c="5"/>"הבה וניקח את הפנייה הדרום-מערבית, אנשים." אמר פיוריטארוס. הם רכבו עוד 5.5 ק"מ, ואז לפתע הענפים של העצים משני צידי המשעול שבו הם רכבו יצרו מחסום חי של ענפים ויצרו להם מבוי סתום בדרכם.</text:p>
      <text:p text:style-name="P2"><text:s text:c="5"/>"זה היה מוזר למדי..." הודה פיוריטארוס.</text:p>
      <text:p text:style-name="P5"><text:span text:style-name="T1"><text:s text:c="5"/>"בואו נחזור אל הפיצול האחרון בדרכנו וניקח את הפנייה הצפון-מערבית." הציע סייטלס.</text:span></text:p>
      <text:p text:style-name="P2"><text:s text:c="5"/>"אני מעדיף לעצור כאן ללילה, סייטלס, הגב שלי כואב מאוד, ככל הנראה מהרכיבה." החבורה הקימה מחנה ללילה ונחה במיקום הזה. ביום למחרת הם רכבו לאחור על <text:soft-page-break/>עקבותיהם 5.5 ק"מ. כאשר הם הגיעו אל הפיצול הם עשו הפסקה שם לארוחת צהריים. לאחר מכן המשיכו לרכב אל מעבה היער. לאחר 7 ק"מ מצאו פיצול נוסף שיצר משעול לכיוון צפון-מזרח. פיוריטארוס בחר לעקוף אותו. כעבור עוד 4.5 ק"מ שרכבו יצרו הענפים משני צידי הדרך מחסום חי שיצר מבוי סתום בדרכם.</text:p>
      <text:p text:style-name="P2"><text:s text:c="5"/>"פיוריטארוס, בוא נחתוך לנו דרך, דרך העצים הללו, נוכל לכרות אותם עד שנגיע אל האובליסק." הציע בלייד.</text:p>
      <text:p text:style-name="P5"><text:span text:style-name="T1"><text:s text:c="5"/>"אני מעדיף להשאיר את העצים ללא פגע, בלייד, הם גם ככה מדממים כבר ואם היער חי בצורה כלשהי, לא הייתי רוצה לעצבן אותו עוד יותר."</text:span></text:p>
      <text:p text:style-name="P2"><text:s text:c="5"/>"אז האם עלינו לשוב על עקבותינו כעת?" שאל באנג'ו.</text:p>
      <text:p text:style-name="P5"><text:span text:style-name="T1"><text:s text:c="5"/>"לא, הקימו כאן מחנה – אינני יכול לרכב עוד היום." פיוריטארוס הורה להם.</text:span></text:p>
      <text:p text:style-name="P5"><text:span text:style-name="T1"><text:s text:c="5"/>"האם אלו כאבי הגב שלך שוב?" שאלה רהנארה.</text:span></text:p>
      <text:p text:style-name="P5"><text:span text:style-name="T1"><text:s text:c="5"/>"כן, הם מתחילים להיות בלתי נסבלים מיום ליום."</text:span></text:p>
      <text:p text:style-name="P2"><text:s text:c="5"/>לאחר שהם הקימו את המחנה ללילה, באנג'ו שאל את בני החבורה כאשר הם ישבו מסביב למדורת המחנה: "אם הייתם יכולים להיות כלי נשק, איזה הייתם רוצים להיות ולמה?"</text:p>
      <text:p text:style-name="P2"><text:s text:c="5"/>פיוריטארוס התחיל: "אני הייתי בוחר להיות חרב, מפני שזה הנשק הכי אצילי שיש לדעתי."</text:p>
      <text:p text:style-name="P5"><text:span text:style-name="T1"><text:s text:c="5"/>"אני הייתי בוחר להיות קרדום קרב, כי זה הנשק האכזרי ביותר שקיים." טען בלייד.</text:span></text:p>
      <text:p text:style-name="P2"><text:s text:c="5"/>"אני הייתי רוצה להיות חנית כי כך הייתי יכולה לפלח את לבבותיהם של אויביי, כמו שפילחתי את ליבו של פיוריטארוס." רהנארה סיפרה.</text:p>
      <text:p text:style-name="P2"><text:s text:c="5"/>"אני הייתי בוחרת להיות קשת, בגלל שהיא מהירה וקטלנית ביותר, אם אתם מיומנים בשימוש בה." אמרה קוריאל.</text:p>
      <text:p text:style-name="P5"><text:soft-page-break/><text:span text:style-name="T1"><text:s text:c="5"/>"אני הייתי מעדיף להיות רובה קשת – כה מתוחכם, ועם זאת כה פשוט לתפעול." הצהיר סייטלס.</text:span></text:p>
      <text:p text:style-name="P2"><text:s text:c="5"/>"אני הייתי רוצה להיות מטה או מטה קסמים, עם מעט יכולות קסומות." הוסיפה נהמהטריס.</text:p>
      <text:p text:style-name="P2"><text:s text:c="5"/>"ומה אתה היית רוצה להיות, באנג'ו?" שאל בלייד.</text:p>
      <text:p text:style-name="P5"><text:span text:style-name="T1"><text:s text:c="5"/>"אני הייתי רוצה להיות פגיון חזה... מסיבות ברורות למדיי...." קוריאל ורהנארה זרקו עליו אגוזים ואצטרובלים. לאחר מכן הלכו כולם לישון.</text:span></text:p>
      <text:p text:style-name="P5"><text:span text:style-name="T1"><text:s text:c="5"/>למחרת בבוקר הם נאלצו לרכב בחזרה 3 ק"מ עד שהגיעו לפיצול האחרון. כעבור 4.5 ק"מ לכיוון צפון-מזרח הם הגיעו לצומת T. פיוריטארוס בחר את הפנייה לכיוון צפון-מערב. לאחר 3 ק"מ הם הגיעו לצומת נוספת. סייטלס ייעץ לפיוריטארוס לבדוק את המשעול המוביל לכיוון צפון. לאחר ארוחת צהריים, המשיכו להעמיק לכיוון צפון כ-5.5 ק"מ. הם מצאו שם מחנה בתוך מבוי סתום. תושבי המחנה היו האלפים האפלים ששבו אותם לא מכבר. בצורה מוזרה בני החבורה התקבלו בפנים חמות ע"י שוביהם לשעבר.</text:span></text:p>
      <text:p text:style-name="P2"><text:s text:c="5"/>"שלומות, קוריאל." אמר לה מנהיגם.</text:p>
      <text:p text:style-name="P2"><text:s text:c="5"/>"שלומות גאלאד-מור." ענתה.</text:p>
      <text:p text:style-name="P2"><text:s text:c="5"/>"חברתכם, קוריאל, היא שחקנית מצויינת על לוח השח, למעשה בזכות כישורי השח-מט שלה אתם כאן בחיים וחופשיים מכבליכם."</text:p>
      <text:p text:style-name="P2"><text:s text:c="5"/>"כן, היא סיפרה לנו את זה כבר." טען פיוריטארוס.</text:p>
      <text:p text:style-name="P5"><text:span text:style-name="T1"><text:s text:c="5"/>"תנו לי לפצות אתכם, על אי-הנוחות הקלה שנגרמה לכם בשבוע שעבר. בבקשה הצטרפו אלינו לארוחת ערב, יש לנו בשר טרי, ואספקה נאה למדי של שיכר."</text:span></text:p>
      <text:p text:style-name="P2"><text:s text:c="5"/>"מדוע שנצטרף אליכם לארוחת ערב, לאחר שנהגתם בנו כאסירים בשבוע שעבר?" שאל פיוריטארוס.</text:p>
      <text:p text:style-name="P2"><text:soft-page-break/><text:s text:c="5"/>"אתם תצטרפו אלינו מפני שזה לא מנומס לסרב להזמנה של אלפים אפלים, ואם תסרבו להצעתנו, ייתכן שנצוד אתכם כמו כלבים."</text:p>
      <text:p text:style-name="P5"><text:span text:style-name="T1"><text:s text:c="5"/>"אנו מקבלים את הצעתך בשמחה, גאלאד-מור." סייטלס התפרץ. "אינני מעוניין בשפיכות דמים מיותרות, על אף שבלייד היה שמח להקיז דם כאן, אך חבורת האלפים האפלים הללו עולים עלינו במספרם באופן ניכר, וחוץ מזה הם יכולים להיות אכזריים וערמומיים בזמן קרבות." סייטלס לחש לפיוריטארוס. "ואתה, רצוי שתתנהג כראוי הערב, או שאעביר דרכך קרן ברק חזקה בהרבה מזו שנתן לך פיוריטארוס באוקטיבורג." סייטלס הזהיר את בלייד בשקט. "זה פיוריטארוס, חברתו הלוחמת רהנארה, בלייד, באנג'ו, את קוריאל כבר פגשתם, זוהי נהמהטריס, ביתו של נוקדארוס, ואני סייטלס."</text:span></text:p>
      <text:p text:style-name="P2"><text:s text:c="5"/>כולם התיישבו ליד אש המדורה כדי להתחמם מעט. "האין זה, נוקדארוס הנביא שניבא את הנבואה הראשונה על ההיווצרות של עוף החול של אנטארקטיקה?" שאל גאלאד-מור את נהמהטריס.</text:p>
      <text:p text:style-name="P2"><text:s text:c="5"/>"האחד הזה, אכן הוא אבי." הודתה.</text:p>
      <text:p text:style-name="P2"><text:s text:c="5"/>"מה אתה יכול לספר לנו על יער והינאל?" שאלה רהנארה.</text:p>
      <text:p text:style-name="P2"><text:s text:c="5"/>"למען האמת, אין הרבה מה לספר על היער הזה." טען.</text:p>
      <text:p text:style-name="P2"><text:s text:c="5"/>"חכה רגע, למה אתה מתכוון בדיוק? מה לגבי העצים המדממים, ונהרות הדם הקטנים שחוצים את היער מפעם לפעם, או שלא שמת ליבך לפרטים הקטנים הללו?" חקר אותו בלייד.</text:p>
      <text:p text:style-name="P2"><text:s text:c="5"/>"כן, ולפעמים דרכנו נחסמה ע"י ענפים משני צידי השביל שרכבנו בו כדי ליצור לנו מחסום בלתי עביר." באנג'ו הוסיף.</text:p>
      <text:p text:style-name="P2"><text:s text:c="5"/>"או... זה..." גאלאד-מור העמיד פנים שהוא יודע בדיוק על מה הם מדברים. "הדם המגיע מהעצים הוא של קורבנות שהיו בעברם חוטבי עצים ומגופות שנשחטו ביער בקרב <text:soft-page-break/>גדול לפני הרבה שנים. הם קרוב לוודאי היו הרפתקנים כמוכם או סתם יצורים מרושעים כגון: "אורקים, גובלינים, אלפים אפלים..." אמר בחיוך קטן "... או דרגונים. בקשר לענפים שחוסמים את דרככם, שמועות טוענות שהיער אחוז ע"י יישות כלשהי שנותנת לו רוח חיים ומחשבה עצמאית משל עצמו, ייתכן שהוא מנסה להובילכם בדרכים הכי מהירות או הכי בטוחות שיש לו להציע."</text:p>
      <text:p text:style-name="P2"><text:s text:c="5"/>"אתה מתכוון להגיד לנו שמעולם לא ראית את החסימה הזו של ענפים מתרחשת?" שאלה נהמהטריס.</text:p>
      <text:p text:style-name="P5"><text:span text:style-name="T1"><text:s text:c="5"/>"לא שזכור לי, מעולם לא ראיתי את הדבר הזה מתרחש, על אף ששמעתי שמועות דומות ממבקרים שפקדו אותנו לאחרונה." טען גאלאד-מור.</text:span></text:p>
      <text:p text:style-name="P2"><text:s text:c="5"/>"איזה סוג של מבקרים?" שאל סייטלס.</text:p>
      <text:p text:style-name="P5"><text:span text:style-name="T1"><text:s text:c="5"/>"אחד מצבאותיו של קראן-זאג עבר כאן ביער לאחרונה, הם חיפשו אחר אישה כלשהי, על אף ששמה איננו זכור לי, וגם לא עניין אותי." ענה גאלאד-מור.</text:span></text:p>
      <text:p text:style-name="P2"><text:s text:c="5"/>"אני רואה." אמר סייטלס. האלפים האפלים סייעו לחבורה להקים מחנה משלה, לאחר שבני החבורה אכלו ושתו כאוות נפשם.</text:p>
      <text:p text:style-name="P5"><text:span text:style-name="T1"><text:s text:c="5"/>כאשר בני החבורה התעוררו בבוקר למחרת, הם לא מצאו אף זכר לאלפים האפלים או למחנה שלהם. אחרי שסיימו את ארוחת הבוקר, אשר סייטלס הכין, הם עלו שוב על סוסיהם. הם חזרו על עקבותיהם ב-5.5 ק"מ והחלו להתקדם לכיוון צפון-מערב. לאחר שחצו עוד 4.5 ק"מ, הם עצרו להפסקת צהריים. שש וחצי ק"מ לאחר מכן, הם הגיעו לפיצול. פיוריטארוס החליט לנסות את המשעול הצפון-מערבי שוב. לאחר שהם רכבו 3 ק"מ בדרך הזו, היער יצר מחסום בלתי-עביר של ענפים. הם הקימו שם מחנה מפני שפיוריטארוס לא רצה להמשיך לרכב באותו יום. </text:span></text:p>
      <text:p text:style-name="P5"><text:soft-page-break/><text:span text:style-name="T1"><text:s text:c="5"/>ביום למחרת, נאלצו לחזור בחזרה 3 ק"מ, ואז הלכו במשעול הדרום-מערבי בפיצול. אחרי שרכבו 5 ק"מ נוספים, הגיעו לצומת. הם עצרו שם לארוחת הצהריים. אז פיוריטארוס החליט לבדוק את הפנייה המזרחית, ולאחר רכיבה של 3.5 ק"מ, הם פגשו בשבט של כ-50 גובלינים, שמייד הסתער לקרב על בני החבורה.</text:span></text:p>
      <text:p text:style-name="P5"><text:span text:style-name="T1"><text:s text:c="5"/>בלייד היה הראשון שהקיז דם עם קרדומי הקרב שלו, רהנארה ופיוריטארוס עזרו לו עם חרבותיהם. באנג'ו סייע להם עם פגיונו, קוריאל עשתה זאת עם קשתה. סייטלס ונהמהטריס הצליחו לנטרל כ-10 מהם בעזרת כשפי שרשראות-ברקים שונים. לאחר מעט זמן שכב רוב שבט הגובלינים והתבוסס בדמו. זרם הדם שלהם יצר פלג דם נוסף ביער. בסוף הקרב בחרו חמישה גובלינים להיכנע. בלייד ניגש אליהם נושא את קרדומיו בזווית שהייתה אמורה לגאול אותם מייסוריהם, אך פיוריטארוס השיגו אליהם ועצר בעדו מלהורגם. </text:span></text:p>
      <text:p text:style-name="P5"><text:span text:style-name="T1"><text:s text:c="5"/>הוא ניגש אל הגובלינים בעצמו ואמר: "בירחו עכשיו, רוצו מכאן לפני שנבחר לצוד אתכם, מהר לפני שאשנה את דעתי בעניין." הם ברחו משם. בלייד ובאנג'ו החלו לרדוף אחריהם כאשר לפתע היער יצר מחסום בלתי-עביר של ענפים משני צידי השביל אשר עצר אותם. הגובלינים הצליחו לפגוע בכולם מלבד סייטלס ונהמהטריס. קוריאל טיפלה תחילה בפצעים של רהנארה, ואז רהנארה טיפלה בפצעי השריטות הקטנים של קוריאל, ואז הן טיפלו בשאר. פיוריטארוס החליט להקים שם מחנה ללילה ולהישאר שם בגלל כאבי גבו.</text:span></text:p>
      <text:p text:style-name="P5"><text:span text:style-name="T1"><text:s text:c="5"/>ביום שלמחרת הם בזבזו את רוב הבוקר בשינה, ולקראת שעת צהריים החלו להתעורר. לאחר שאכלו ארוחת צהריים, חזרו על עקבותיהם במשך 3.5 ק"מ. בצומת הם לקחו את הדרך הצפון-מערבית. לאחר שעברו 5.5 ק"מ, היער יצר מחסום בלתי-עביר של </text:span><text:soft-page-break/><text:span text:style-name="T1">ענפים משני צידי השביל. פיוריטארוס החליט להישאר שם ולהקים מחנה כדי שהחבורה תאגור כוחות מחדש לאחר הקרב עם הגובלינים.</text:span></text:p>
      <text:p text:style-name="P5"><text:span text:style-name="T1"><text:s text:c="5"/>ביום שלאחריו, הם התעוררו לניחוח בישוליה של קוריאל. הייתה זו ארוחת בוקר נהדרת, וכולם הרגישו רעננים להמשיך במסעם. הם חזרו בחזרה 5.5 ק"מ, הגיעו בחזרה לצומת ולקחו את הפנייה לכיוון דרום. הם עצרו לאחר 5 ק"מ לארוחת צהריים. בנקודה שבה עצרו התעקלה הדרך מכיוון דרום לכיוון צפון-מערב. לאחר 4 ק"מ, הגיעו להתפצלות נוספת, פיוריטארוס בחר לבדוק את המשעול הדרומי. לאחר 4 ק"מ נוספים הם פגשו בצמח ענק עם 8 זרועות דמויות מחושים. בסוף כל זרוע הייתה עין. לצמח היה צוואר רחב למדיי. כאשר הוא פתח את פיו הם הבחינו שיש לו 6 לסתות ו-6 לשונות משתרבבות מתוכו.</text:span></text:p>
      <text:p text:style-name="P5"><text:span text:style-name="T1"><text:s text:c="5"/>לפתע פתאום התעורר היצור, ותפס את סייטלס ובאנג'ו ע"י זרועותיו, והרימם לאוויר.</text:span></text:p>
      <text:p text:style-name="P2"><text:s text:c="5"/>"אני כבר ממש מתחיל לשנוא את ההרגל המגונה הזה של יצורים בעלי זרועות דמויות מחושים." התבכיין באנג'ו. קוריאל ירתה חץ מקשתה על הזרוע שאחזה בסייטלס, ופיוריטארוס ירה חץ מקשתו על הזרוע שאחזה בבאנג'ו. רהנארה ובלייד החלו לכרות את זרועותיו. </text:p>
      <text:p text:style-name="P2"><text:s text:c="5"/>"בלייד, התקף אותו ע"י כריתת צווארו!!!" סייטלס צעק לעברו. בלייד הטיל את גרזניו לצווארו של הצמח האוכל-אדם המפלצתי, וברח לאחור.</text:p>
      <text:p text:style-name="P2"><text:s text:c="5"/>"התר את כאבי, שחרר את צרותיי,</text:p>
      <text:p text:style-name="P2"><text:s text:c="5"/>גרום לאויביי להישרף עד חורמה!!!" (בז"מ)</text:p>
      <text:p text:style-name="P2"><text:s text:c="5"/>פיוריטארוס הטיל את כישוף כדור האש על הצמח. כדור אש קטן ניתז מאצבעותיו ופגע בצמח.</text:p>
      <text:p text:style-name="P2"><text:soft-page-break/><text:s text:c="5"/>"תן לי להראות לך כיצד נעשה הדבר." אמרה נהמהטריס. היא הטילה את הכישוף בעצמה לאחר ששברה קוביית 9-מאנה ירוקה. גדור אש גדול באופן ניכר מזה של פיוריטארוס ניתז מאצבעותיה ופגע בצמח ושרף אותו.</text:p>
      <text:p text:style-name="P2"><text:s text:c="5"/>"מה היה הדבר הזה, סייטלס?" שאל פיוריטארוס.</text:p>
      <text:p text:style-name="P2"><text:s text:c="5"/>"היה זה לבטח משושה-הלשונות, חיה קסומה אשר היה ידוע שהיא שוכנת כאן ביער והינאל." השיב.</text:p>
      <text:p text:style-name="P2"><text:s text:c="5"/>"האם ישנם עוד כאלו יצורים פה ביער?" שאל בלייד.</text:p>
      <text:p text:style-name="P2"><text:s text:c="5"/>"אינני חושב שניתקל ביצורים מסוג זה עוד, לפחות לא בעתיד הקרוב." סייטלס אמר לבלייד. מאוחר יותר באותו יום הלך בלייד ושלף את קרדומיו מצוואר גופתו החרוכה של משושה-הלשונות. הם הקימו לידו מחנה ואכלו שם את ארוחת הערב שלהם לפני שהלכו לישון. פיוריטארוס הושכם באמצע הלילה ע"י רהנארה.</text:p>
      <text:p text:style-name="P2"><text:s text:c="5"/>"לא תודה, רהנארה הגב שלי מרגיש בסדר עכשיו ואין לי צורך בעיסויו כעת..."</text:p>
      <text:p text:style-name="P2"><text:s text:c="5"/>"לא אוויל, שמעתי משהו זז ליד הצמח השרוף," הוא קם ובדק את פשר הדבר. איכשהו, הזרועות דמויות המחושים שנכרתו החלו לזחול על הקרקע.</text:p>
      <text:p text:style-name="P2"><text:s text:c="5"/>"לעזאזל, העירי את כולם..." הם העירו את שאר בני החבורה.</text:p>
      <text:p text:style-name="P5"><text:span text:style-name="T1"><text:s text:c="5"/>"אוי, לא... המחושים הכרותים הפכו ללהקה של שמונה שדוני חומצה!!!" קרא באנג'ו. הם מיד החלו לטפל בשדונים, מתחמקים מדי פעם מיריקות החומצה שלהם. בסוף הקרב הם היו כולם שלוליות חומצה. איכשהו, מעד סייטלס לאחת השלוליות. המגף שלו החל להתפרק ועשן החל לצאת ממנו.</text:span></text:p>
      <text:p text:style-name="P2"><text:s text:c="5"/>"מהר, שיפכו מים על כף רגלי, קדימה, ממזרים שכמוכם!!!" קרא סייטלס. קוריאל שפכה את כל המים שהיו בנאד המים שלה על כף רגלו. הצלקת נראתה די זוועתית, ברגע שהצליחה להוציא את כף רגלו ממה שנשאר מהמגף. היא שפכה על כף רגלו גם תערובת <text:soft-page-break/>של עשבי ריפוי משולבים עם שיקוי ריפוי. "מצויין!!! זה בדיוק מה שהייתי זקוק לו עכשיו..." ייבב.</text:p>
      <text:p text:style-name="P5"><text:span text:style-name="T1"><text:s text:c="5"/>"אל תדאג, זה יחלים תוך כשבוע בערך, ולא תרגיש עוד דבר." קוריאל ניסתה לעודד את רוחו. היא לקחה קוביית 9-מאנה כחולה, שברה אותה מאחורי גבה ולחשה:</text:span></text:p>
      <text:p text:style-name="P2"><text:s text:c="4"/>"אם תוכל לסבול כאב,</text:p>
      <text:p text:style-name="P2"><text:s text:c="5"/>ולהרגיש את הרטט בורידך,</text:p>
      <text:p text:style-name="P2"><text:s text:c="5"/>ללא חרטה וללא דאגה,</text:p>
      <text:p text:style-name="P2"><text:s text:c="5"/>עם מספיק מזל בסופו של דבר תרוויח,</text:p>
      <text:p text:style-name="P2"><text:s text:c="5"/>את אשר רצית להשיג!!!" (בז"מ)</text:p>
      <text:p text:style-name="P2"><text:s text:c="5"/>"תודה לך, קוריאל, על אף שאני יודע שזה קסם הוא אשר פעל לרומם את רוחי, זה באמת עוזר לי להתגבר על הכאב שבכף רגלי." אמר לה.</text:p>
      <text:p text:style-name="P2"><text:s text:c="5"/>"בוא פשוט נחזור לישון, אני בטוחה שעד שיפציע הבוקר תרגיש טוב יותר." אמרה קוריאל.</text:p>
      <text:p text:style-name="P2"><text:s text:c="5"/>"כן, אני מניח שהצדק עימך, קוריאל, לילה טוב."</text:p>
      <text:p text:style-name="P2"><text:s text:c="5"/>"לילה טוב, סייטלס." החבורה חזרה לישון, מלבד בלייד וקוריאל. "למה אינך חוזר לישון, בלייד?" שאלה.</text:p>
      <text:p text:style-name="P5"><text:span text:style-name="T1"><text:s text:c="5"/>"אינני מרגיש עייף כרגע, ואני מעדיף לשמור על האחרים, רק למקרה שעוד חלקים של הצמח יחליטו לחדש את עצמם."</text:span></text:p>
      <text:p text:style-name="P2"><text:s text:c="5"/>"למה התכוונת בשבוע שעבר כשאמרת לי שאיכפת לך ממני רבות?"</text:p>
      <text:p text:style-name="P2"><text:s text:c="5"/>"התכוונתי שאת חברה יקרה, לוחמת מוצלחת בקרבות, וכמרפאת, את נכס חשוב לחבורה."</text:p>
      <text:p text:style-name="P2"><text:soft-page-break/><text:s text:c="5"/>"זה מאוד נחמד מצידך להגיד עליי את כל הדברים האלו, אך האם לא התכוונת לדבריך במובן קצת יותר אינטימי?"</text:p>
      <text:p text:style-name="P2"><text:s text:c="5"/>"למה את מתכוונת?" הוא החמיץ את כוונתה.</text:p>
      <text:p text:style-name="P2"><text:s text:c="5"/>"לא משנה... שכח מזה; אני מצטערת שבכלל העליתי את הנושא..."</text:p>
      <text:p text:style-name="P2"><text:s text:c="5"/>"לא באמת, קוריאל אל תלכי... מה כבר אמרתי?"</text:p>
      <text:p text:style-name="P5"><text:span text:style-name="T1"><text:s text:c="5"/>"זה לא בגלל מה שאמרת, אני פשוט מאוד עייפה, ורוצה לחזור לישון."</text:span></text:p>
      <text:p text:style-name="P2"><text:s text:c="5"/>"לילה טוב, קוריאל."</text:p>
      <text:p text:style-name="P2"><text:s text:c="5"/>"לילה טוב, בלייד."</text:p>
      <text:p text:style-name="P2"><text:s text:c="5"/>מאחוריו שמע קול נשי עולה מן החשיכה שהקיפה אותו: "אתה פשוט לא יודע איך להתייחס לגברת, ממזר חסר בושה שכמוך, ורחמיי הולכים אל קוריאל שלא מגיע לה אדיוט כמוך."</text:p>
      <text:p text:style-name="P2"><text:s text:c="5"/>הוא נאנח לרווחה כאשר שם לב שהייתה זו רק: "רהנארה... הבהלת את כל הרוחות שבתוכי לעזאזל."</text:p>
      <text:p text:style-name="P2"><text:s text:c="5"/>"לפעמים אתם הגברים מחליאים אותי. מדוע לא יכולת לומר לה את רגשותיך האמיתיים?"</text:p>
      <text:p text:style-name="P2"><text:s text:c="5"/>"אני לא יודע למה את מתכוונת."</text:p>
      <text:p text:style-name="P2"><text:s text:c="5"/>"אני יודעת שאתה טיפש, בלייד, אך הפסק להעמיד פני תמים. האם אתה רוצה להגיד לי שאתה לא מרגיש כלפיה דבר?"</text:p>
      <text:p text:style-name="P2"><text:s text:c="5"/>"באיזה מובן?"</text:p>
      <text:p text:style-name="P5"><text:span text:style-name="T1"><text:s text:c="5"/>"אני נשבעת לך, שאם לא תפסיק את העמדת הפנים המזוייפת הזו, אני אצרח כל כך חזק שזה יעיר את כל היער." איימה רהנארה.</text:span></text:p>
      <text:p text:style-name="P2"><text:s text:c="5"/>"אוקיי, בסדר, רק אל תצרחי, אני שונא שנשים עושות את זה."</text:p>
      <text:p text:style-name="P2"><text:soft-page-break/><text:s text:c="5"/>"גם אני שונאת את זה, בגלל שאני מרגישה כמו ילדה קטנה, טיפשה ומפוחדת שצורחת וצועקת על כל דבר הכי קטן שמפחיד אותה."</text:p>
      <text:p text:style-name="P2"><text:s text:c="5"/>"בסדר, רהנארה, את צודקת, אני אכן מחבב את קוריאל."</text:p>
      <text:p text:style-name="P5"><text:span text:style-name="T1"><text:s text:c="5"/>"אז למה לא יכולת לומר לה את זה קודם לכן – כאשר היא שאלה אותך?"</text:span></text:p>
      <text:p text:style-name="P2"><text:s text:c="5"/>"פחדתי."</text:p>
      <text:p text:style-name="P2"><text:s text:c="5"/>"ממה פחדת?"</text:p>
      <text:p text:style-name="P2"><text:s text:c="5"/>"מהאופן שהיא הייתה עלולה להגיב לדבר שכזה."</text:p>
      <text:p text:style-name="P5"><text:span text:style-name="T1"><text:s text:c="5"/>"גם אני ופיוריטארוס היינו מאוהבים האחד בשנייה מאז ילדותנו, ושנינו פחדנו לתת לאמת לצאת החוצה מפני שפחדנו מהסיכון של דחייה, אחת ע"י השני. רק בחודש האחרון ושלוש שבועות קודם לכן, פיוריטארוס אזר די אומץ לומר לי את רחשי ליבו, ואז ידענו שנינו שחיינו בשקר במשך כל כך הרבה שנים. אפילו תשע שנות ירח של ריחוק אחד מהשנייה לא יכלו לפגוע בקשר המיוחד שנוצר בינינו עוד אז. אנו מופרדים האחת מהשני במשך כל הזמן הזה ועדיין כמהנו זה לזו, בסוד עמוק בליבנו. כעת מגיע תורך לומר את האמת לקוריאל לגבי רגשותיך האמיתיים."</text:span></text:p>
      <text:p text:style-name="P5"><text:span text:style-name="T1"><text:s text:c="5"/>"הייתי מעדיף שזו תהא היא אשר תעשה את הצעד הראשון, אך אני משער שהיא תעדיף שלא לסכן את כבוד שבטה וכבודה כאלפית, חוץ מזה שהחברה לעולם לא תקבל אותנו..."</text:span></text:p>
      <text:p text:style-name="P5"><text:span text:style-name="T1"><text:s text:c="5"/>"תפסיק עם זה, כמו שאמרתי לקוריאל, לעזאזל עם החברה... למה שישנה לך מה אנשים אחרים חושבים על שניכם, תן להם לשמור את מחשבותיהם לעצמם. הבעיה עם קוריאל היא שהיא אמרה שהיא מעדיפה שתהיה זה אתה זה שיעשה את הצעד הראשון."</text:span></text:p>
      <text:p text:style-name="P2"><text:s text:c="5"/>"אם כך, היא מחבבת אותי, רהנארה?"</text:p>
      <text:p text:style-name="P2"><text:s text:c="5"/>"מסיבה לא ברורה היא אכן מחבבת אותך..."</text:p>
      <text:p text:style-name="P2"><text:soft-page-break/><text:s text:c="5"/>"מה זה היה אמור להביע, לכל הרוחות?"</text:p>
      <text:p text:style-name="P2"><text:s text:c="5"/>"או, כלום..."</text:p>
      <text:p text:style-name="P2"><text:s text:c="5"/>"אמרי לי, רהנארה, האם את תמיד מרגלת אחרי אנשים אחרים כך?"</text:p>
      <text:p text:style-name="P5"><text:span text:style-name="T1"><text:s text:c="5"/>"בד"כ לא, זו רק הפעם השנייה שכך יצא הדבר, זה פשוט שלא יכולתי להירדם כי פחדתי שיהיו לי חלומות רעים אחרי הקרב עם משושה הלשונות."</text:span></text:p>
      <text:p text:style-name="P2"><text:s text:c="5"/>"אז את יכולה להישאר איתי ולהעביר לי את השמירה בכיף, רהנארה בכך שתחלקי עימי את חוכמתך."</text:p>
      <text:p text:style-name="P2"><text:s text:c="5"/>"אוקיי..." אמרה, פיהקה ונרדמה זמן קצר לאחר מכן, על העץ שנשענה כנגדו.</text:p>
      <text:p text:style-name="P2"><text:s text:c="5"/>הם הושכמו לניחוח ארוחת הבוקר שבלייד הכין עבורם. הוא הכין להם ארוחת בוקר קלטית: בשר בייקון, ביצים, ונקניקיות.</text:p>
      <text:p text:style-name="P2"><text:s text:c="5"/>"נראה שלא הערכתי נכונה את יכולת הבישול שלך, בלייד."</text:p>
      <text:p text:style-name="P2"><text:s text:c="5"/>"תודה, רהנארה."</text:p>
      <text:p text:style-name="P2"><text:s text:c="5"/>"נראה שיש בך יותר מן הנראה לעין, בלייד." הוסיף סייטלס.</text:p>
      <text:p text:style-name="P5"><text:span text:style-name="T1"><text:s text:c="5"/>"לא ציפיתי לשמוע כזה ביטוי ממך, סייטלס." ציין באנג'ו.</text:span></text:p>
      <text:p text:style-name="P2"><text:s text:c="5"/>"בוא הנה, קנדר מטופש שכמוך, אינך יכול להראות מעט כבוד לאלו שעיניהם אינם יכולות לראות עוד...?" סייטלס החל לרדוף אחרי באנג'ו לזמן מה, עד שפיוריטארוס תפס את באנג'ו, וסייטלס החטיף לו עם מטהו.</text:p>
      <text:p text:style-name="P5"><text:span text:style-name="T1"><text:s text:c="5"/>"זה לא הוגן, פיוריטארוס שצידדת בסייטלס כנגד באנג'ו – ידידי." בלייד טען כאשר <text:s/>קם לסייע לבאנג'ו שעדיין הוחזק ע"י פיוריטארוס.</text:span></text:p>
      <text:p text:style-name="P2"><text:s text:c="5"/>"למה שלא תיטפל למישהו בגודל שלך?" אמרה רהנארה וזינקה על בלייד.</text:p>
      <text:p text:style-name="P2"><text:s text:c="5"/>"אוקיי, אנשים, זה מספיק!!!" פיוריטארוס צעק על כולם, כאשר הוא נוטש את אחיזתו בבאנג'ו. "האינכם יכולים לקחת דוגמה טובה מקוריאל או נהמהטריס...?"</text:p>
      <text:p text:style-name="P2"><text:soft-page-break/><text:s text:c="5"/>"למען האמת, עמדתי לעזור לרהנארה כנגד בלייד..." הודתה קוריאל.</text:p>
      <text:p text:style-name="P2"><text:s text:c="5"/>"אני כמעט הטלתי כישוף של ברק-שרשרת כדי להרגיע את העניינים מעט." נהמהטריס התוודעה אף היא.</text:p>
      <text:p text:style-name="P5"><text:span text:style-name="T1"><text:s text:c="5"/>"לא משנה, בואו פשוט נקפל את המחנה, ונמשיך ברכיבה." אמר פיוריטארוס. הם קיפלו את המחנה ועלו על סוסיהם. תחילה, רכבו בחזרה 4 ק"מ כדי להגיע אל הפיצול האחרון. לאחר מכן רכבו עוד 4 ק"מ עד שהגיעו לצומת נוספת. פיוריטארוס בחר לפנות <text:s/>לכיוון צפון-מערב, ולאחר שרכבו 6 ק"מ יצר היער מחסום נוסף שחסם את התקדמותם. הם נשארו שם למשך הלילה.</text:span></text:p>
      <text:p text:style-name="P5"><text:span text:style-name="T1"><text:s text:c="5"/>ביום שלאחר מכן, הם נאלצו לחזור 6 ק"מ עד לצומת האחרונה,שם עצרו לארוחת צהריים. אחרי שחצו 5 ק"מ נוספים לכיוון דרום-מערב, הם הגיעו להתפצלות נוספת. מכיוון שהייתה שם פנייה לכיוון צפון-מערב, החליט פיוריטארוס לבדוק אותה. לאחר שרכבו עוד 4 ק"מ, ראו צבא של אורקים, כולם נשאו לפידים במיקום מרוחק מעט מבני החבורה. היה נראה שהם מחפשים אחר דבר מה, או יותר סביר להניח, אחר מישהו. בני החבורה התחבאו בעצים.</text:span></text:p>
      <text:p text:style-name="P5"><text:span text:style-name="T1"><text:s text:c="5"/>פיוריטארוס התחבא במיקום קרוב יותר לצבא האורקים, ביחס לשאר בני החבורה. הוא שם לב שאחד האורקים החל להתקרב אליו יותר ויותר. באופן חרישי שלף את חרבו. האורק המשיך לצמצם מרחק לכיוונו של פיוריטארוס. לפתע נפגשו מבטיהם. הבעת הפחד וההפתעה שעל פני האורק השתנתה לחיוך כלפי פיוריטארוס, הוא נתן לאש לפידו לדעוך. פיוריטארוס הכניס את חרבו לנדנה.</text:span></text:p>
      <text:p text:style-name="P2"><text:s text:c="5"/>"פאלור!!!" קרא בשקט.</text:p>
      <text:p text:style-name="P2"><text:s text:c="5"/>"פיוריטארוס!!!" קרא האורק בשקט אף הוא.</text:p>
      <text:p text:style-name="P2"><text:s text:c="5"/>"מה אתה עושה כאן, פאלור?"</text:p>
      <text:p text:style-name="P2"><text:soft-page-break/><text:s text:c="5"/>"צבאי תר אחר אישה בשם נהמהטריס; היא ברחה מאחת ממערות הטרולים לאחרונה. לורד ת'ורמקס רוצה שהיא תימצא. אם לא נמצא אותה, נצטרך לתקוף את מבצרו של לורד פורנטור, אשר השמועות טוענות שהעניק לה מקלט פוליטי. מה אתה עושה כאן?"</text:p>
      <text:p text:style-name="P5"><text:span text:style-name="T1"><text:s text:c="5"/>"אני בדרכי אל אובליסק האורגים. הקשב לי היטב עכשיו. אני רוצה שתוביל את צבאך לכיוון צפון-מזרח או מזרחה מכאן לפחות. בחבורתי נמצאת הדמות הזו, נהמהטריס, ואתה יודע שלא אוכל למסור אותה לממזר אכזר כמו לורד ת'ורמקס; הייתה זו חבורתי שהצילה אותה מהמערות ואנו מלווים אותה כדי שתפגוש את פורנטור באובליסק. אני כאן גם עם רהנארה."</text:span></text:p>
      <text:p text:style-name="P2"><text:s text:c="5"/>"או... אני מבין... רהנארה!? כמה התגעגעתי אליכם חבר'ה, לך ולרהנארה."</text:p>
      <text:p text:style-name="P5"><text:span text:style-name="T1"><text:s text:c="5"/>"גם אנו התגעגענו אליך, פאלור. הייתי מעדיף שתצטרף אלינו כעת, אך מוטב יהיה אם תצליח להסיט את צבאך מדרכנו כדי שנברח עם נהמהטריס, אני יכול לסמוך עליך, פאלור, נכון?"</text:span></text:p>
      <text:p text:style-name="P2"><text:s text:c="5"/>"כמובן, פיוריטארוס, אני אסיט אותם, אני רק צריך למצוא דרך להצית מחדש את לפידי, ואהיה בדרכי החוצה מכאן."</text:p>
      <text:p text:style-name="P2"><text:s text:c="5"/>"תן לי לעזור לך בזה..." הוא שבר קוביית מאנה כחולה ולחש:</text:p>
      <text:p text:style-name="P2"><text:s text:c="5"/>"במטרה להאיר את הלילה,</text:p>
      <text:p text:style-name="P2"><text:s text:c="5"/>אני פוקד על האש להצית!!!" (בז"מ)</text:p>
      <text:p text:style-name="P2"><text:s text:c="5"/>הלפיד נדלק מיד. "אני רואה שכוחותיך השתפרו עם השנים, לימודיהם של מורבאלדו לא היו לחינם, אחרי הכל."</text:p>
      <text:p text:style-name="P2"><text:s text:c="5"/>"תודה, כעת צא לדרכך, אנו ניפגש שוב, הייה שלום פאלור."</text:p>
      <text:p text:style-name="P2"><text:s text:c="5"/>"הייה שלום, פיוריטארוס." הוא החל לרוץ שוב אל צבאו וצעק להם: "אני חושב שראיתי אותם, הם בדרך הזו!!!" והוביל אותם לכיוון צפון-מזרח, הרחק מבני החבורה.</text:p>
      <text:p text:style-name="P2"><text:soft-page-break/></text:p>
      <text:p text:style-name="P2"><text:s text:c="5"/>פיוריטארוס חזר למקום <text:s/>המחבוא של שאר החבורה. "ראית איזה מזל היה לנו, פיוריטארוס, אחד האורקים שם חשב שהוא ראה אותנו והוביל את צבאו למיקום אחר." סיפרה לו רהנארה.</text:p>
      <text:p text:style-name="P5"><text:span text:style-name="T1"><text:s text:c="5"/>"זה לא היה עניין של מזל, את גם מכירה את האורק ההוא, היה זה פאלור. אמרתי לו להבריח את צבאו כמה שיותר רחוק מאיתנו."</text:span></text:p>
      <text:p text:style-name="P2"><text:s text:c="5"/>"מה!? למה לא הבאת אותו לכאן, שיפגוש את שאר החבורה, שייראה אותי...?"</text:p>
      <text:p text:style-name="P2"><text:s text:c="5"/>"האמיני לי שרציתי, אך ידעתי שלא יהיה זה חכם כמו פעולת הסחה כדי למשוך את צבאו רחוק ככל הניתן מאיתנו. הוא אף אמר לי שצבאו מחפש אחר נהמהטריס בפקודה מלורד ת'ורמקס, ושאם הם לא ימצאו אותה הם יצטרכו לתקוף את המבצר של לורד פורנטור. אמרתי לו שנהמהטריס נמצאת איתנו, וגם את כאן, רהנארה."</text:p>
      <text:p text:style-name="P2"><text:s text:c="5"/>"אני מקווה שאתה יכול לסמוך על הטיפוס הזה, פאלור, כי הוא עלול להוביל את צבאו למארב עלינו..." אמר סייטלס לפיוריטארוס.</text:p>
      <text:p text:style-name="P5"><text:span text:style-name="T1"><text:s text:c="5"/>"אני יכול לסמוך עליו אם חיי תלויים בעניין, רהנארה מכירה אותו גם, הוא חבר ילדות שלנו."</text:span></text:p>
      <text:p text:style-name="P2"><text:s text:c="5"/>"זה נכון, סייטלס, אני יכולה לסמוך עליו גם אם חיי מוטלים על הכף. האם הוא שאל לגביי, פיוריטארוס?"</text:p>
      <text:p text:style-name="P2"><text:s text:c="5"/>"כן, הוא אמר שהוא מתגעגע אלייך, עד מאוד."</text:p>
      <text:p text:style-name="P2"><text:s text:c="5"/>"אם אתם טועים בעניין הזה, פיוריטארוס, רהנארה, אז אתם מסכנים את חיי כולם על ידי הסתמכות על אורק, לא אחד מהיצורים שאפשר לסמוך על מילתם אשר חיים על פני האדמה." העיר בלייד.</text:p>
      <text:p text:style-name="P5"><text:soft-page-break/><text:span text:style-name="T1"><text:s text:c="5"/>"נצטרך לישון הלילה ללא מדורה, כדי לשמור על פרופיל נמוך ככל האפשר, ושלא נמשוך תשומת לב בלתי רצוייה." אמר פיוריטארוס.</text:span></text:p>
      <text:p text:style-name="P2"><text:s text:c="5"/>"מה לגבי ארוחת ערב? אני רעב." התבכיין באנג'ו.</text:p>
      <text:p text:style-name="P2"><text:s text:c="5"/>"אכול מה שעולה על רוחך, אך מבלי להדליק מדורה או שאבעיר אותך בה." הזהיר <text:s/>פיוריטארוס. החבורה נאלצה להסתפק בארוחת ערב לא מבושלת, לאחר מכן הקימו מחנה והלכו לישון.</text:p>
      <text:p text:style-name="P2"><text:s text:c="5"/>לאחר שאכלו ארוחת בוקר, ביום שלמחרת, רכבו בחזרה 4 ק"מ, ורכבו עוד 4 ק"מ עד שהגיעו לפנייה. פיוריטארוס רצה לדלג עליה אך באנג'ו התעקש לבדוק אותה בכל זאת. לפי תחושת בטנו היה אמור להיות שם משהו מעניין. הם רכבו 5 ק"מ לתוך הפנייה, אשר הובילה למחסום צפון-מזרחי של ענפים. </text:p>
      <text:p text:style-name="P5"><text:span text:style-name="T1"><text:s text:c="5"/>"כעת אתה חייב לי כוס בירה גדולה, באנג'ו." פיוריטארוס יידע אותו. ביום למחרת הם רכבו 5 ק"מ בחזרה. לאחר 5 ק"מ נוספים, עצרו להפסקה עבור ארוחת צהריים. לאחר 3 ק"מ נוספים, היכן שהדרך התעקלה מדרום לכיוון מזרח, הגיעו להצטלבות דרכים. פיוריטארוס רצה לקחת את הדרך שמובילה לכיוון דרום, אך הפעם היה זה בלייד שהתעקש לקחת את השביל הצפוני. לאחר 3.5 ק"מ של רכיבה בשביל המוביל צפונה, היער חסם את דרכם בענפים משני צידי השביל.</text:span></text:p>
      <text:p text:style-name="P2"><text:s text:c="5"/>"כעת גם אתה חייב לי כוס בירה גדולה, בלייד, רק המשיכו עם תחושות הבטן הללו שלכם ואני אגמור בתור טיפש שיכור." פיוריטארוס אמר לבלייד ובאנג'ו.</text:p>
      <text:p text:style-name="P2"><text:s text:c="5"/>"אתה צריך להסתמך מעתה על אינטואיציה נשית." טענה רהנארה. "האין אני צודקת, קוריאל?"</text:p>
      <text:p text:style-name="P2"><text:soft-page-break/><text:s text:c="5"/>"כמובן שאת צודקת, רהנארה." אמרה בקול רם ואז לחשה באוזנו של בלייד: "למען האמת היו לי את אותן תחושות בטן שלך ושל באנג'ו." החבורה הקימה מחנה והלכה לישון לאחר ארוחת הערב שלהם.</text:p>
      <text:p text:style-name="P5"><text:span text:style-name="T1"><text:s text:c="5"/>יום למחרת, הם נאלצו לחזור על עקבותיהם ב-3.5 ק"מ, ואז פנו לכיוון דרום, כפי שרצה פיוריטארוס מלכתחילה. לאחר 6 ק"מ של רכיבה, הם עצרו לארוחת צהריים, ולאחר 6 ק"מ נוספים עצרו לארוחת ערב. במקום שבו ערכו את ארוחת הערב שלהם הייתה נקודת התפצלות.</text:span></text:p>
      <text:p text:style-name="P2"><text:s text:c="5"/>"בוא נבדוק את הפנייה לכיוון דרום-מערב, פיוריטארוס." הציעה רהנארה. הם רכבו 5 ק"מ נוספים לכיוון שהציעה רהנארה, כדי למצוא שם קבוצה של תריסר דרגונים. הדרגונים מיד פתחו במתקפה על החבורה. בלייד שלף את זוג קרדומי הקרב, רהנארה שלפה את חרבה המעוקלת ואת חרבה הרחבה, אשר קיבלה מבלייד' במערות. קוריאל, סייטלס ופיוריטארוס שלפו את קשתותיהם והחלו לירות חיצים על הדרגונים. נהמהטריס הצליחה לנטרל שלושה מהם ע"י כישוף ברק שרשרת.</text:p>
      <text:p text:style-name="P5"><text:span text:style-name="T1"><text:s text:c="5"/>כאשר דרגון מת, גופו מתאבן, לרוב כאשר הלהב שהרג אותו עדיין נעוץ בבשרו. במיוחד כאשר הוא נדקר בליבו או בראשו. בלייד איבד את קרדומיו לטובת שני ראשי דרגונים שהתאבנו עם גרזנים התקועים במוחם. רהנארה איבדה את חרבותיה בלבבות שני דרגונים. עוד ארבעה התאבנו עם חיצים מזדקרים מעיניהם. האחרון התאבן לאחר שסכין שיסף את גרונו ע"י באנג'ו.</text:span></text:p>
      <text:p text:style-name="P2"><text:s text:c="5"/>"מה לגבי נשקינו, פיוריטארוס? איננו יכולים לשולפם בחזרה מגופות הדרגונים המאובנות." התבכיין בלייד עם סיבה טובה לשם שינוי.</text:p>
      <text:p text:style-name="P5"><text:soft-page-break/><text:span text:style-name="T1"><text:s text:c="5"/>"אל דאגה, בלייד, באנג'ו ורהנארה, נשקיכם יהיו מטולים על הקרקע מחר בבוקר, כאשר הפסלים של הדרגונים המאובנים יתפוררו מקרן האור הראשונה שתפציע." סייטלס הרגיע אותם. לאחר מכן הקימו מחנה והלכו לישון.</text:span></text:p>
      <text:p text:style-name="P2"><text:s text:c="5"/>הם התעוררו בבוקר לקול הנשקים הפוגעים בקרקע. בלייד, באנג'ו ורהנארה הלכו והרימו את כלי נשקם. לאחר שאכלו ארוחת בוקר משובחת, עלו על סוסיהם וחזרו לאחור 5 ק"מ. לאחר 7 ק"מ, הגיעו לפיצול נוסף. הם לקחו את הפנייה שהובילה לכיוון דרום-מערב לאחר שאכלו ארוחת צהריים בצומת. לאחר 4 ק"מ היער חסם את דרכם.</text:p>
      <text:p text:style-name="P2"><text:s text:c="5"/>"האם נחזור, פיוריטארוס?" שאל בלייד.</text:p>
      <text:p text:style-name="P2"><text:s text:c="5"/>"לא, כאבי הגב שלי משגעים אותי, בואו נאכל ארוחת ערב, נקים מחנה ונלך לישון." וזה בדיוק מה שעשו. ביום למחרת נאלצו לחזור 4 ק"מ. לאחר 4.5 ק"מ נוספים, עצרו לארוחת צהריים. לאחר מכן רכבו 4.5 ק"מ נוספים והגיעו אל אובליסק האורגים.</text:p>
      <text:p text:style-name="P3">* * *</text:p>
      <text:p text:style-name="P5"><text:span text:style-name="T1"><text:s text:c="5"/>בני החבורה מצאו על אחד מחומות האובליסק פאלאדין הישן ליד סוסו. גם סוסו ישן. ריין-דרופ דרך על ענף קטן ויבש שנשבר בקלות עם צליל נקישה חזק. הצליל הפחיד את סוסו של הפאלאדין אשר קפץ על רגליו האחוריות, כאשר רגליו הקדמיות עמדו לנחות על הפאלאדין ולמעוך אותו. בלייד קפץ מסוסו, סטורם-שאטר ורץ לעבר הסוס המבוהל, ואחז את כפות רגליו באוויר כדי למנוע מהם מלמחוץ את הפאלאדין.</text:span></text:p>
      <text:p text:style-name="P4"><text:s text:c="5"/>"מהר, העירו אותו, לא אוכל להחזיק את משקל הסוס עוד הרבה זמן." פיוריטארוס קפץ מגבו של ריין-דרופ, העיר את הפאלאדין נמרצות, וגרר אותו מחוץ לטווח הרגליים של סוסו. בלייד קפץ לאחור כדי להימנע מגורל דומה לזה הצפוי לגורל הפאלאדין לולא התערבו.</text:p>
      <text:p text:style-name="P4"><text:s text:c="5"/>"וואו!!! מעולם לא ראיתי מישהו מחזיק כך סוס בכל ימי חיי!!! מי אתם, אנשים?"</text:p>
      <text:p text:style-name="P4"><text:soft-page-break/><text:s text:c="5"/>"אנו נשלחנו הנה ע"י נוקדארוס כדי להביא את ביתו, נהמהטריס, למישהו אשר אמור לפגוש בה כאן." אמר פיוריטארוס לפאלאדין.</text:p>
      <text:p text:style-name="P4"><text:s text:c="5"/>"מהו שמו?" שאל הפאלאדין.</text:p>
      <text:p text:style-name="P4"><text:s text:c="5"/>"פורנטור, אני חושב שהוא אמור להיות אחד מהלורדים של מינו-טו-קוצ'אנג." השיב פיוריטארוס.</text:p>
      <text:p text:style-name="P4"><text:s text:c="5"/>"זה נכון, אני אכן אחד הלורדים."</text:p>
      <text:p text:style-name="P4"><text:s text:c="5"/>"האם אתה הוא לורד פורנטור?" שאלה נהמהטריס.</text:p>
      <text:p text:style-name="P4"><text:s text:c="5"/>"כן, אנוכי הוא זה שחיפשתם. מה שמכם?"</text:p>
      <text:p text:style-name="P6"><text:span text:style-name="T1"><text:s text:c="5"/>"פיוריטארוס, רהנארה, בלייד, באנג'ו הוא הקנדר המטופש, קוריאל, נהמהטריס, ואני <text:s/>סייטלס."</text:span></text:p>
      <text:p text:style-name="P4"><text:s text:c="5"/>"האם זה נכון שאת נושאת ברחמך צאצא זכר של הלורד ת'ורמקס?"</text:p>
      <text:p text:style-name="P6"><text:span text:style-name="T1"><text:s text:c="5"/>"זה נכון, וזו הסיבה שרציתי לפגוש בך, כדי לבקש מקלט מצבאותיו התרים אחריי, יום ולילה בכל מקום."</text:span></text:p>
      <text:p text:style-name="P4"><text:s text:c="5"/>"מדוע הסכמת לשאת את תינוקו עבורו מלכתחילה ?" חקר פורנטור.</text:p>
      <text:p text:style-name="P6"><text:span text:style-name="T1"><text:s text:c="5"/>"מי אמר שעשיתי זאת מרצוני החופשי?" היא פרצה בבכי, אך עם זאת המשיכה לספר לו מה אירע: "הוא לא ביקש את רשותי, הוא אנס אותי כפי שאנס גם את שאר משרתותיו בטירתו, אך הן לא יכלו לסבול את הבושה ולקחו את חייהן..." היא החלה להיחנק מדמעותיה אך לאחר זמן קצר המשיכה בסיפורה: "... אני רוצה שלחיי תהיה משמעות כלשהי בניגוד לאותן משרתות פחדניות, אני לא אנוח עד שאראה אותו מת, התמריץ שלי להישאר בחיים הוא כדי להמיט עליו קלון ולהתנקם בו על מה שעשה לי ולמשרתותיו."</text:span></text:p>
      <text:p text:style-name="P4"><text:s text:c="5"/>"מה כוונותייך, לגבי הרך שטרם נולד, אם כך?" שאל לורד פורנטור.</text:p>
      <text:p text:style-name="P4"><text:s text:c="5"/>"אני רוצה לגדל אותו כשלי, ברגע שאנקום את נקמתי כנגד לורד ת'ורמקס."</text:p>
      <text:p text:style-name="P6"><text:soft-page-break/><text:span text:style-name="T1"><text:s text:c="5"/>"אם כך הדבר, הייתי רוצה שתתלווי אליי למבצרי, אך הייתי מעדיף שחבורתך תצטרף אלינו לאחר שיסיימו להחזיר לכאן משהו שאחד האורגים איבד. דרך אגב, אני קיבלתי כאן גם נבואה של נביא אלפי ששמו קור-לורטאר. הוא אמר לי שפיוריטארוס יבין זאת, לא בהתחלה אך בסופו של דבר, זה הולך כך:</text:span></text:p>
      <text:p text:style-name="P4"><text:s text:c="5"/>הוא, אשר יירד מחומות הטירה,</text:p>
      <text:p text:style-name="P4"><text:s text:c="5"/>בצורתו המכונפת, יעצור ויהדוף</text:p>
      <text:p text:style-name="P4"><text:s text:c="5"/>את האוייב בעזרת גל ההדף שלו, הוא הנשמה הטהורה ביותר,</text:p>
      <text:p text:style-name="P4"><text:s text:c="5"/>שתהיה ידועה בתור 'הגואל'..." </text:p>
      <text:p text:style-name="P4"><text:s text:c="5"/>"אינני מבין את הנבואה כלל." הצהיר פיוריטארוס.</text:p>
      <text:p text:style-name="P4"><text:s text:c="5"/>"אני מניח שתבין אותה בקרוב, בין אם תרצה בכך או שלא..." ציין סייטלס.</text:p>
      <text:p text:style-name="P4"><text:s text:c="5"/>"פעם הכרתי סייר בשם לורטאר, האם הוא קשור איכשהו לקור-לורטאר, הנביא הזה?" קוריאל שאלה את לורד פורנטור.</text:p>
      <text:p text:style-name="P4"><text:s text:c="5"/>"את קוריאל, נכון?" היא נדה בראשה לחיוב. "אני מקווה שלא אטריד אתכם יותר מדי בשל זכרוני ויכולתי האומללה לזכור שמות נכונה... בכל מקרה לגבי שאלתך, את צודקת, הוא אכן קשור לקור-לורטאר, הוא בנו וסגני בצבא."</text:p>
      <text:p text:style-name="P6"><text:span text:style-name="T1"><text:s text:c="5"/>"התגעגעתי אליו רבות, הוא הכיר את אחי, ואלאדריאן, נהגנו לבלות זמן כה רב אז יחדיו בזמנו..." היא החלה להזיל דמעות בשקט.</text:span></text:p>
      <text:p text:style-name="P4"><text:s text:c="5"/>"מה קרה לך, קוריאל?" שאל.</text:p>
      <text:p text:style-name="P4"><text:s text:c="5"/>"ואלאדריאן נרצח ע"י שבט אורקי ולא היה דבר שקוריאל או בני החבורה האחרים לאותו עניין, יכלו לעשות כדי למנוע את מותו מחץ מורעל בליבו." פיוריטארוס הסביר ללורד פורנטור.</text:p>
      <text:p text:style-name="P4"><text:soft-page-break/><text:s text:c="5"/>"בואו נסיים להיום, נקים לנו מחנה, נאכל ארוחת ערב, ונלך לישון כבר, ומחר ניכנס לאובליסק האורגים ונגלה מה הוא אוצר בתוכו." הציע סייטלס וכולם הסכימו איתו.</text:p>
      <text:p text:style-name="P4"><text:s text:c="5"/>ביום הבא, הם אכלו ארוחת בוקר, אשר קוריאל הכינה.</text:p>
      <text:p text:style-name="P4"><text:s text:c="5"/>"אני חושב שעלינו להתפצל לארבעה זוגות, בגלל שהאובליסק מכיל ארבע כניסות." אמר לורד פורנטור.</text:p>
      <text:p text:style-name="P4"><text:s text:c="5"/>"מה זה ישיג בדיוק?" שאל סייטלס.</text:p>
      <text:p text:style-name="P4"><text:s text:c="5"/>"הזוג שימצא את הכניסה לקומה השנייה, יחזור ויקרא לשאר הזוגות." השיב.</text:p>
      <text:p text:style-name="P6"><text:span text:style-name="T1"><text:s text:c="5"/>"בסדר, אך רק אחרי שיוודא שהמדרגות אכן מובילות לקומה השנייה. פיוריטארוס ורהנארה ילכו מהכניסה המערבית. בלייד ובאנג'ו דרך הכניסה המזרחית. אני אלך עם קוריאל דרך הכניסה הצפונית. נהמהטריס ולורד פורנטור דרך הכניסה הדרומית. האם הכל מוסכם?" סייטלס שאל.</text:span></text:p>
      <text:p text:style-name="P6"><text:span text:style-name="T1"><text:s text:c="5"/>"האם אני חייב להיות בן-זוגה של רהנארה?" פיוריטארוס העמיד פנים שאינו מרוצה משיבוץ בת זוגתו. היא צחקה לאחר שמרפקה אותו בכלוב צלעותיו. כולם קשרו את מושכות סוסיהם לעצים הקרובים. לסוסים לא היה איכפת מפני שהיה בסביבתם הרבה עשב ללעוס וגם עשבים שוטים עסיסיים.</text:span></text:p>
      <text:p text:style-name="P4"><text:s text:c="5"/>פיוריטארוס ורהנארה נכנסו דרך מעבר שער הכניסה המערבית לתוך האובליסק. לאחר 210 רגל, הגיעו אל דלת בקיר הצפוני של המסדרון. הם פתחו את הדלת ונכנסו לחדר, אשר נפרש לפניהם. החדר הכיל שמונה סרקופאגים. כולם היו ריקים ללא זכר שאי פעם שימשו לאחסון של גופות מכל סוג שהוא.</text:p>
      <text:p text:style-name="P4"><text:s text:c="5"/>"נראה שארונות הקבורה הללו לא משומשים, פיוריטארוס." אמרה.</text:p>
      <text:p text:style-name="P4"><text:s text:c="5"/>"אולי הם שמו אותם כאן, רק ליתר ביטחון, אם הצורך יצוץ..."</text:p>
      <text:p text:style-name="P4"><text:s text:c="5"/>"אינך חושב שהם הניחו אותם כאן עבורנו, נכון?"</text:p>
      <text:p text:style-name="P4"><text:soft-page-break/><text:s text:c="5"/>"אין מצב, <text:s/>אינני חושב שמישהו תיכנן שכולנו נמות כאן במקום הזה, רהנארה, אל תדאגי כל עוד יש לנו האחד את השנייה."</text:p>
      <text:p text:style-name="P4"><text:s text:c="5"/>"אני מקווה שאתה צודק, פיוריטארוס."</text:p>
      <text:p text:style-name="P4"><text:s text:c="5"/>"אני בטוח מקווה שאני צודק." לחש לעצמו.</text:p>
      <text:p text:style-name="P4"><text:s text:c="5"/>"מה אמרת?"</text:p>
      <text:p text:style-name="P4"><text:s text:c="5"/>"או, כלום."</text:p>
      <text:p text:style-name="P4"><text:s text:c="5"/>"לא, אתה אמרת משהו בשקט, מה זה היה?"</text:p>
      <text:p text:style-name="P4"><text:s text:c="5"/>"שבגדייך צמודים." (הערת המתרגם: זה מתחרז באנגלית עם המילה צודק).</text:p>
      <text:p text:style-name="P4"><text:s text:c="5"/>"אז מה?"</text:p>
      <text:p text:style-name="P4"><text:s text:c="5"/>"אז אל תאשימי בחורים אחרים אם הם לוטשים עיניהם למחשופך, אם הוא נועד למשוך את עיניהם למיקום הזה."</text:p>
      <text:p text:style-name="P4"><text:s text:c="5"/>"מעולם לא האשמתי אותך בדבר כל חיי, ואינני עומדת להתחיל בכך כעת, אך מה גרם לך להגיד לי את זה עכשיו?"</text:p>
      <text:p text:style-name="P4"><text:s text:c="5"/>"שום סיבה, סתם דעה כללית, זה הכל."</text:p>
      <text:p text:style-name="P6"><text:span text:style-name="T1"><text:s text:c="5"/>"אז היית רוצה שאלבש שריון מסוג יותר צנוע, שיגרום לי להיראות גברית יותר, ואני ארגיש פחות נוח ופחות גמישה?"</text:span></text:p>
      <text:p text:style-name="P4"><text:s text:c="5"/>"מעולם לא אמרתי זאת, לבשי איזה סוג של שריון שתחפצי בליבך, הרגישי בו בנוח, גמישה ונשית, מה שאת לובשת עכשיו הוא פשוט מושלם, רהנארה, באמת, רק אל תתחילי לשגע אותי עם משפטים כמו 'אתה שונא את זה? האם אני נראית שמנה בזה? האם אתה יכול להוריד את ידך מהתחת שלי...' ודברים נוספים בסגנון."</text:p>
      <text:p text:style-name="P4"><text:s text:c="5"/>"מי אמרה לך את המשפט האחרון?"</text:p>
      <text:p text:style-name="P6"><text:soft-page-break/><text:span text:style-name="T1"><text:s text:c="5"/>"את אמרת, לפני אחת-עשרה שנה, כאשר עזרתי לך לרכוס את אחת משמלותייך, השענתי יד אחת על ישבנך, ומסיבה מוזרה לא אהבת את זה במיוחד."</text:span></text:p>
      <text:p text:style-name="P4"><text:s text:c="5"/>"סיבה מוזרה בהחלט, פיוריטארוס, אני אכן תוהה מדוע ילדות בנות 9 אינן אוהבות שילדים בני 9 נוגעים להן בישבן..."</text:p>
      <text:p text:style-name="P4"><text:s text:c="5"/>"אין לי שמץ, זה כמעט שובר את המוח כמו השאלה: 'מה היה קודם, הביצה או הגריפון..." הם צחקו לרגע קל.</text:p>
      <text:p text:style-name="P4"><text:s text:c="5"/>"בוא נצא מהחדר הזה ונמשיך לחקור את האובליסק."</text:p>
      <text:p text:style-name="P6"><text:span text:style-name="T1"><text:s text:c="5"/>"אוקיי, את צודקת, רהנארה." הם יצאו מן החדר. לאחר 90 רגל, הדרך התעקלה מכיוון מזרח לכיוון צפון-מזרח ולאחר 120 רגל, הם הגיעו לפיצול. לאחר 45 רגל בכיוון מזרח, מצאו דלת על קיר המסדרון לכיוון דרום. הם עברו דרכה והעמיקו כ-180 רגל, לתוך מסדרון צר שהתרחב בסופו לאולם קטן לאחר 120 רגל. במרכז האולם הייתה באר וניצב דלי על הרצפה לידו. הם הציצו אל הבאר אך לא הצליחו לראות את קרקעיתה. רהנארה עמדה לירוק לשם אך פיוריטארוס עצר בעדה מבעוד מועד.</text:span></text:p>
      <text:p text:style-name="P4"><text:s text:c="5"/>"האין את יודעת שזה לא מנומס לירוק לבאר שממנה שתית?"</text:p>
      <text:p text:style-name="P4"><text:s text:c="5"/>"טכנית אתה צודק, אך לא שתיתי מהבאר הזאת ואני רוצה לבדוק מה עומקה."</text:p>
      <text:p text:style-name="P4"><text:s text:c="5"/>"אז זרקי אבן או משהו..."</text:p>
      <text:p text:style-name="P4"><text:s text:c="5"/>"מה לגבי הדלי הזה...?"</text:p>
      <text:p text:style-name="P6"><text:span text:style-name="T1"><text:s text:c="5"/>"הייתי מייחל שיהיה לנו חבל לקשור את הדלי, אבל לכל הרוחות, זרקי את הדבר הארור הזה פנימה לבאר." היא זרקה את הדלי פנימה, והם חיכו לצליל של התרסקות או מתז, תלוי אם הקרקעית מוצקה או נוזלית, אך הם לא שמעו דבר במשך זמן רב. <text:s/>"למען האמת זה מזכיר לי בדיחה, רוצה לשמוע אותה, רהנארה?"</text:span></text:p>
      <text:p text:style-name="P4"><text:s text:c="5"/>"בטח."</text:p>
      <text:p text:style-name="P6"><text:soft-page-break/><text:span text:style-name="T1"><text:s text:c="5"/>"אוקיי: איש הולך במדבר ולפתע מגיע לבאר. הוא לא יכל לראות את קרקעיתה, אז הוא לקח אבן קטנה, זרק פנימה, חיכה והקשיב לקול. הוא לא שמע דבר, אז הוא לקח אבן גדולה יותר, והשליכה, הקשיב ולא שמע דבר. אז הוא לקח סלע קטן, השליכו, אך עדיין שום דבר.אז הוא הרים סלע גדול באמת, אחד שניתן להחשיבו כבולדר (סוג של סלע ענק העלול להידרדר כל רגע) השליכו לבאר, עם אותה תוצאה."</text:span></text:p>
      <text:p text:style-name="P4"><text:s text:c="5"/>"פיוריטארוס, היכן שורת המחץ?"</text:p>
      <text:p text:style-name="P6"><text:span text:style-name="T1"><text:s text:c="5"/>"סבלנות, רהנארה, זו בדיחה מעט ארוכה, אך בסוף תיווכחי שהיא הייתה שווה את הזמן שלוקח לספר אותה. בכל מקרה האיש מחליט לעזוב את הבאר ולהמשיך בדרכו בגלל ששום דבר לא הצליח למשוך את תשומת ליבה,ואז הוא ראה כבש קטן, רץ וקופץ ראש לתוך הבאר. לאחר מעט זמן הוא פוגש רועה צאן ששאל אותו: 'האם ראית את הכבש שלי?' הוא אמר לרועה הצאן מה קרה. רועה הצאן שאל אותו: 'איך יכול להיות שהוא רץ וקפץ ראש לתוך הבאר אם קשרתי אותו לסלע?'"</text:span></text:p>
      <text:p text:style-name="P4"><text:s text:c="5"/>היא צחקה לזמן מה ואמרה: "אינך המספר בדיחות הטוב ביותר שישנו, פיוריטארוס, אבל זו בדיחה מוצלחת למדי."</text:p>
      <text:p text:style-name="P4"><text:s text:c="5"/>"אמרתי לך, שהיא טובה, האם הייתי טורח לספר לך אותה, אם לא הייתי חושב שהיא שווה את הזמן שלוקח לספר אותה."</text:p>
      <text:p text:style-name="P4"><text:s text:c="5"/>"בוא נצא מכאן, פיוריטארוס, המקום הזה גורם לי לצמרמורות."</text:p>
      <text:p text:style-name="P6"><text:span text:style-name="T1"><text:s text:c="5"/>"אוקיי, בואי נזוז." הם חזרו על פעמיהם ב-180 רגל, המשיכו במסדרון 90 רגל לכיוון מזרח. במבויו הסתום של המסדרון, מצאו שלוש חביות. שתיים היו ריקות, אחת הייתה מלאה למחצה בשיכר.</text:span></text:p>
      <text:p text:style-name="P4"><text:s text:c="5"/>"אני לוקחת לגימה." הצהירה רהנארה.</text:p>
      <text:p text:style-name="P4"><text:s text:c="5"/>"לא, את לא, רהנארה, זה עלול להיות מורעל." פיוריטארוס התנגד.</text:p>
      <text:p text:style-name="P6"><text:soft-page-break/><text:span text:style-name="T1"><text:s text:c="5"/>"אינך אבי או סוג כלשהו של אפוטרופוס שלי ואינך יכול לומר לי מה לעשות או מה לא לעשות, פיוריטארוס. וחוץ מזה אני בטוחה שהם הרעילו את השיכר שלהם כדי להרדים אותי, נכון, פיוריטארוס?"</text:span></text:p>
      <text:p text:style-name="P6"><text:span text:style-name="T1"><text:s text:c="5"/>"אני מצטער שלא הכרתי את טאלאס טוב יותר, אך אפוטרופוס או לא, עם כל הכבוד לאביך המנוח, אל תעשי זאת, רהנארה. במקרה שיפרוץ קרב לא תהיי במיטבך ואינני יכול להסתכן בלאבד לוחמת, שאני מחשיבה למותאמת (=גם שידוך באנגלית) באופן מושלם, אם את מבינה את כוונותיי – שתיהן, אני מקווה."</text:span></text:p>
      <text:p text:style-name="P4"><text:s text:c="5"/>"אתה כזה רוצח מסיבות, פיוריטארוס. או והבנתי את שתיהן, עליך להודות לקורסלטור שאינני טיפשה כמו סטאמור, לדוגמא."</text:p>
      <text:p text:style-name="P6"><text:span text:style-name="T1"><text:s text:c="5"/>"לא איכפת לי להיות איך שלא קראת לי, אך אזדקק לך במלוא יכולתך למקרה של קרב. לגבי הדבר השני, אל תדאגי, אני מזכיר אותך בתפילותיי כל יום, כאשר אני מודה לקורסלטור על המזל הטוב שנפל בחלקי."</text:span></text:p>
      <text:p text:style-name="P6"><text:span text:style-name="T1"><text:s text:c="5"/>"אני אצטרך שלא להסכים איתך באופן חלקי, פיוריטארוס. הינך יתום, חצי מחבריך הינם יתומים כולל אותי ביניהם, ואתה הפכת לשכיר חרב במסע נקמה כדי למצוא את מי שהפך אותך ליתום, מתי תודה שמזלך איננו כה בהיר?"</text:span></text:p>
      <text:p text:style-name="P6"><text:span text:style-name="T1"><text:s text:c="5"/>"אני מודה לקורסלטור על ההזדמנויות שהוא פרש לפניי: מסע הנקמה הוא אחד מהם, אך הוא צודק מבחינתי. דבר נוסף שאני מודה לקורסלטור הוא שהוא איפשר לי לפגוש בך שוב, חשבתי שאיבדתי אותך לנצח לאיזה שכיר חרב מסולאטרה. בואי נזוז כבר, האחרים בוודאי ממתינים לנו." הם חזרו 150 רגל להיכן שנכנסו למסדרון, והמשיכו להעמיק לתוך המשעול הצפון-מזרחי. מאה ושמונים רגל מאוחר יותר, המסדרון פנה לכיוון צפון-מערב. מעבר לעוד 90 רגל, הם הגיעו לפיצול, והחליטו לבדוק את האולם הקטן שנפתח 60 רגל לכיוון דרום-מערב ממיקומם הנוכחי.</text:span></text:p>
      <text:p text:style-name="P4"><text:soft-page-break/><text:s text:c="5"/>הוא הכיל שני ארגזי אוצר. רהנארה הלכה לפתוח את הימני. היא השתמשה בחרבה כדי לפתוח את המכסה שנראה היה שהוא תקוע. לפתע פתאום, המכסים נפתחו וזרועות דמויות מחושים יצאו ותפסו אותה, והתברר שזה היה יצור חקיין. פיוריטארוס החל לקטוע בחרבו את זרועותיו.</text:p>
      <text:p text:style-name="P6"><text:span text:style-name="T1"><text:s text:c="5"/>"מה אתה עושה, פיוריטארוס? דקור אותו באחת מעיניו והכל הסתיים." בסופו של דבר, רהנארה נפלה לזרועותיו של פיוריטארוס לאחר שסיים לכרות את כל זרועותיו. היא הרימה את חרבה ודקרה אותו באחת מעיניו. "מדוע לא יכולת לעשות ככה מלכתחילה?"</text:span></text:p>
      <text:p text:style-name="P4"><text:s text:c="5"/>"בגלל שלא רציתי להורגו."</text:p>
      <text:p text:style-name="P4"><text:s text:c="5"/>"למה לא?"</text:p>
      <text:p text:style-name="P4"><text:s text:c="5"/>"מעולם לא הרגתי דבר בימי חיי, ואינני רוצה להתחיל בכך עכשיו."</text:p>
      <text:p text:style-name="P4"><text:s text:c="5"/>"אין מצב, אך אתה נלחם לעיתים קרובות, במיוחד בזמן האחרון..."</text:p>
      <text:p text:style-name="P4"><text:s text:c="5"/>"ועם זאת, מעולם לא הרגתי את יריביי, רק פצעתי אותם קשה, או השארתי אותם חסרי איברים מסויימים, כגון רגל או יד, זה הכל." הוא הלך לפתוח את הארגז השני, אשר במהרה התגלה שהיה גם הוא יצור חקיין שהשתמש בזרועותיו כדי להניף את פיוריטארוס לאוויר. רהנארה לא טרחה לקצור אף אחת מזרועותיו אלא דקרה אותו ישירות באחת מעיניו עד למוחו. פיוריטארוס נפל לרצפה.</text:p>
      <text:p text:style-name="P4"><text:s text:c="5"/>"איזו מין חברה את, רהנארה, אני תפסתי אותך כשנפלת, האם לא יכולת להחזיר לי באותו מטבע?"</text:p>
      <text:p text:style-name="P4"><text:s text:c="5"/>"היצור החקיין השני היה עלול לטרוף אותי, בזמן שהיית עסוק בלפטור אותו מזרועותיו, אז איזה מין חבר אתה, פיוריטארוס?"</text:p>
      <text:p text:style-name="P4"><text:s text:c="5"/>"מאוד אוהב וחמוד, הייתי אומר."</text:p>
      <text:p text:style-name="P6"><text:span text:style-name="T1"><text:s text:c="5"/>"ומה לגביי?"</text:span></text:p>
      <text:p text:style-name="P4"><text:soft-page-break/><text:s text:c="5"/>"בדיוק כמוני: אוהבת, חמודה, חכמה ויפה."</text:p>
      <text:p text:style-name="P4"><text:s text:c="5"/>"תודה..."</text:p>
      <text:p text:style-name="P6"><text:span text:style-name="T1"><text:s text:c="5"/>"כעת בואי נמשיך ונצא מכאן, רהנארה." הם חזרו לאחור 60 רגל, שם המסדרון פנה לכיוון צפון-מזרח. שלוש-מאות ושלושים רגל לאחר מכן המסדרון התעקל לכיוון צפון-מערב, שוב. עוד 60 רגל הם הגיעו לגרם מדרגות ספיראלי שהוביל למעלה. הקומה למעלה נראתה חשוכה למדיי, לכן רהנארה לקחה לפיד בוער מאחד הקירות. שניהם עלו למעלה וצאו את עצמם בהיכל ענק, מוקפים בשלוש זוגות של אויבים כאשר נשקיהם היו שלופים כבר. רהנארה שלפה את חרבותיה, פיוריטארוס לקח זוג קוביות מאנה כחולות, שברן ולחש בקול:</text:span></text:p>
      <text:p text:style-name="P4"><text:s text:c="5"/>"אין צורך במרד או מהומה,</text:p>
      <text:p text:style-name="P6"><text:span text:style-name="T1"><text:s text:c="5"/>אני יכול להסתדר עם חצי הלהבה שלי!!! ...הלהבה שלי!!!"</text:span></text:p>
      <text:p text:style-name="P4"><text:s text:c="5"/>שני חצי להבה יצאו מידיו ועפו לכיוון הזוג האמצעי...</text:p>
      <text:p text:style-name="P3">* * *</text:p>
      <text:p text:style-name="P3"><text:s text:c="5"/>בלייד ובאנג'ו נכנסו דרך המעבר המזרחי. לאחר 210 רגל, המעבר התעקל ממערב לכיוון דרום-מערב. לאחר 90 רגל נוספות, המעבר התעקל לכיוון דרום. לאחר 60 רגל <text:s/>מצאו דלת לכיוון מזרח. הם נכנסו לחדר. החדר הכיל 8 חביות. כל החביות היו מלאות בשיכר. הם החליטו להישאר מעט כדי לקחת לגימה מכל חבית כדי לבדוק היכן נמצא השיכר הכי ישן ומשובח מכולן.</text:p>
      <text:p text:style-name="P5"><text:span text:style-name="T1"><text:s text:c="5"/>"בלייד..." באנג'ו שיהק כל מילה או שתיים "... האינך... חושב... שה... שתי חביות... האחרונות... היו בטעם... קצת... משונה...?"</text:span></text:p>
      <text:p text:style-name="P5"><text:span text:style-name="T1"><text:s text:c="5"/>"בטח... כל מה שתגיד, באנג'ו..." לאחר שנחו מעט, הם יצאו מהחדר והמשיכו דרומה עם המסדרון. מאה ושמונים רגל משם, המסדרון התעקל בחזרה לכיוון מערב. תשעים רגל </text:span><text:soft-page-break/><text:span text:style-name="T1">לאחר מכן, הם מצאו פנייה לכיוון צפון. בדקו אותה, אך לאחר 150 רגל, זה התברר כעוד מבוי סתום. בלייד התיישב ליד אחת הפינות של האולם הצר, בזמן שבאנג'ו היה צריך להקיא את תכולת מעיו החוצה.</text:span></text:p>
      <text:p text:style-name="P2"><text:s text:c="5"/>"אתם הקנדרים לא צריכים להתעסק עם שיכר כמונו בני האדם, מפני שאנו פיתחנו התנגדות מיוחדת נגד ההשפעות הרעות של אלכוהול."</text:p>
      <text:p text:style-name="P5"><text:span text:style-name="T1"><text:s text:c="5"/>"כן, בטח!!! האם אתה מקשיב לעצמך, בלייד, אני אומר לך ששתי חביות היו מורעלות."</text:span></text:p>
      <text:p text:style-name="P2"><text:s text:c="5"/>"תירוץ נחמד, קנדר מטופש, אך אני אומר שאני לא הייתי צריך להקיא כמוך עכשיו, המעיים שלי נעלים הרבה יותר משלך."</text:p>
      <text:p text:style-name="P5"><text:span text:style-name="T1"><text:s text:c="5"/>"אנו נראה לגבי הדבר הזה." הוא הוציא מאחד מכיסיו בקבוק קטן של שיקוי ריפוי ושתה חצי ממנו. הם חזרו לאחור 150 רגל. לאחר 120 רגל נוספות, הגיעו לדלת שפנתה לכיוון צפון. הם עברו בה, וזו הובילה אותם לפרוזדור צר. לאחר 120 רגל, הפרוזדור התעקל לכיוון מערב שוב. 120 רגל נוספות לאחר מכן, הם מצאו ארגז אוצר, שבמהרה התגלה כיצור חקיין. הוא תפס את באנג'ו והרימו לאוויר. הוא חוסל ע"י בלייד עם קרדומו. הם נאלצו לחזור לאחור 240 רגל. תשעים רגל מעבר לזה, המסדרון פנה ממערב לכיוון דרום. עוד 120 רגל לכיוון דרום והם הגיעו לפיצול שהחליטו לבודקו. הם עברו 180 רגל, ואז מצאו מבוי סתום בסוף של מסדרון צר. באנג'ו התיישב לנוח כאשר עכשיו היה זה תורו של בלייד לרוקן את תוכן מעיו.</text:span></text:p>
      <text:p text:style-name="P2"><text:s text:c="5"/>"חבל שלא שמנו כסף על זה, בלייד. זה היה יכול להיות כסף מהיר עבורי, בלייד."</text:p>
      <text:p text:style-name="P2"><text:s text:c="5"/>"בלום פיך!!!"</text:p>
      <text:p text:style-name="P2"><text:s text:c="5"/>"לא הייתי רוצה להגיד אמרתי לך, אך לא הותרת לי ברירה: אמרתי לך."</text:p>
      <text:p text:style-name="P2"><text:s text:c="5"/>"מהר, תן לי את הבקבוק של שיקוי הריפוי שלך, בטני כואבת עד מאוד."</text:p>
      <text:p text:style-name="P2"><text:soft-page-break/><text:s text:c="5"/>"הנה, קח אותו; אמרתי לך ששתי החביות האחרונות היו מורעלות, דביל שכמוך, אבל לא!!! אתה בן-אדם, אתה פיתחת התנגדות להשפעות הלוואי של שיכר, כן בטח..."</text:p>
      <text:p text:style-name="P5"><text:span text:style-name="T1"><text:s text:c="5"/>"אמרתי לך להניח לי לנפשי, באנג'ו, רק תן לי עוד שיקוי ריפוי אחד וזהו."</text:span></text:p>
      <text:p text:style-name="P2"><text:s text:c="5"/>"לא עד שלא תאמר את מילת הקסם."</text:p>
      <text:p text:style-name="P2"><text:s text:c="5"/>"עכשיו!!!" צעק.</text:p>
      <text:p text:style-name="P2"><text:s text:c="5"/>"מילת קסם לא נכונה, אמור שאתה מצטער."</text:p>
      <text:p text:style-name="P2"><text:s text:c="5"/>"בסדר, אני מצטער."</text:p>
      <text:p text:style-name="P2"><text:s text:c="5"/>"אתה באמת מתכוון לזה?"</text:p>
      <text:p text:style-name="P2"><text:s text:c="5"/>"כן, מה שתאמר, רק תן לי את הבקבוקון של השיקוי כבר."</text:p>
      <text:p text:style-name="P2"><text:s text:c="5"/>"הנה קח, אבל שתה רק חצי ממנו, זה האחרון שיש עליי..."</text:p>
      <text:p text:style-name="P2"><text:s text:c="5"/>"מאוחר מדי." הוא שתה את הכל.</text:p>
      <text:p text:style-name="P2"><text:s text:c="5"/>"מצויין, בלייד, זה פשוט מצויין."</text:p>
      <text:p text:style-name="P2"><text:s text:c="5"/>"אני יודע, זה באמת חומר מצויין השיקוי ריפוי הזה."</text:p>
      <text:p text:style-name="P2"><text:s text:c="5"/>"בוא ופשוט נסתלק מכאן, אדיוט מגודל שכמוך." הם הסתובבו לאחור וחזרו 180 רגל. לאחר מכן המסדרון התעקל לכיוון דרום-מערב. הם הלכו 165 רגל והגיעו לדלת לכיוון צפון-מערב. נכנסו לחדר שהיה בצורת פטרייה. במרכזו מצאו תיבת אוצר. בלייד גילה במהרה שהיה זה יצור חקיין אשר הרים את בלייד עם זרועותיו. בלייד הצליח להשתחרר מאחיזתן של הזרועות בעזרת כוחו הרב ובדרכו מטה שלף את קרדומיו הדו-ראשיים והנחית מהלומת מוות על היצור בנחיתתו אשר פיצלה את היצור לשלושה חלקים.</text:p>
      <text:p text:style-name="P5"><text:span text:style-name="T1"><text:s text:c="5"/>"הריגה נאה, בלייד, כעת בוא נצא מכאן." אמר באנג'ו. הם עברו 30 רגל כדי לצאת מהחדר. לאחר שהעמיקו 210 רגל במסדרון לכיוון דרום-מערב, הגיעו לגרם מדרגות ספיראלי. באנג'ו לקח לפיד מאחד הקירות בגלל שהוא ראה שהקומה העליונה חשוכה יותר </text:span><text:soft-page-break/><text:span text:style-name="T1">מזו שנמצאו בה כעת. הם התקדמו למעלה עם נשקיהם שלופים כבר ועל הקומה השנייה <text:s/>ראו שהם מוקפים בשלושה זוגות של אויבים, שניים מהם עם נשקים שלופים. אחד מבני הזוג שמולם שלף את חרבותיו כעת. ואז בלייד ראה זוג של כדורי אש בהירים מתקדמים לכיוונו מאוד מהר...</text:span></text:p>
      <text:p text:style-name="P3">* * *</text:p>
      <text:p text:style-name="P3"><text:s text:c="5"/>קוריאל וסייטלס נכנסו לאובליסק דרך הכניסה הצפונית. לאחר שחלפו 150 רגל, <text:s/>מצאו דלת לכיוון מערב. הם החליטו לבדוק מה יש בחדר. בתוך החדר היו 8 מזבחים. קוריאל מצאה על הרצפה סכין מיוחדת, אשר בדר"כ נועדה להקרבת בתולות בטקסים טמאים. הלהב היה מעט מעוקל ומשונן.</text:p>
      <text:p text:style-name="P2"><text:s text:c="5"/>"למה אתה חושב ששימשו המזבחים כאן?"</text:p>
      <text:p text:style-name="P2"><text:s text:c="5"/>"כמה מזבחים את רואה כאן?"</text:p>
      <text:p text:style-name="P2"><text:s text:c="5"/>"שמונה."</text:p>
      <text:p text:style-name="P5"><text:span text:style-name="T1"><text:s text:c="5"/>"המקום הזה שימש בעבר לאחסון רשומות הארכיב של קורסלטור, אני מסרב להאמין שאי אלו טקסים אפלים התרחשו כאן אי פעם."</text:span></text:p>
      <text:p text:style-name="P2"><text:s text:c="5"/>"מצאתי כאן אף סכין, כזה המשמש ככלי רצח להקרבת בתולות לעולה."</text:p>
      <text:p text:style-name="P2"><text:s text:c="5"/>"אין זה אומר דבר, קוריאל, אך הרגישי חופשייה לקחת אותה ולהמיסה אם את חפצה בכך."</text:p>
      <text:p text:style-name="P5"><text:span text:style-name="T1"><text:s text:c="5"/>"אני אקח אותה, על אף שאינני יודעת אם ארצה להמיסה כאשר ההזדמנות תיקרה בדרכי. ייתכן וזו סתם סכין, שמעולם לא שימשה ליטול חיים של אף נפש חיה."</text:span></text:p>
      <text:p text:style-name="P5"><text:span text:style-name="T1"><text:s text:c="5"/>"אז קחי אותה ובואי נמשיך בדרכנו." היא לקחה את הסכין והם יצאו מן החדר. מאתיים ושבעים רגל, הם עברו במסדרון לכיוון דרום. הם אף הרגישו שהדרך לוקחת אותם יותר ויותר למטה. אז הם פנו לכיוון מזרח. לאחר 240 רגל, הגיעו לצומת דרכים. </text:span><text:soft-page-break/><text:span text:style-name="T1">הם לקחו את הפנייה לכיוון צפון, אשר הובילה אותם דרך מעבר צר. מאה וחמישים רגל לאחר מכן, המעבר שינה כיוונו למזרח שוב. תשעים רגל לכיוון מזרח והם הגיעו לדרך ללא מוצא עם ארגז אוצר. קוריאל ניסתה לפתוח אותו, אך כאשר לבסוף הצליחה, הסתבר היה שזהו יצור חקיין. הוא הרימה לאוויר במהירות והתכוון לטורפה. סייטלס שלף את קשתו, וכיוון חץ לאחת מעיניו של היצור אך הרגיש שהן עצומות אז הוא בעט בו לערך במקום שבו היו אמורות להימצא עיניו של היצור. לאחר שעבר רגע קל, פתח היצור את עיניו רק כדי לראות חץ המפלח את דרכו אל רקמות מוחו. קוריאל נפלה בעוצמה על הרצפה.</text:span></text:p>
      <text:p text:style-name="P2"><text:s text:c="5"/>"אם היה לי את הכוח הדרוש לכך הייתי תופס אותך באוויר כמו אדון מכובד."</text:p>
      <text:p text:style-name="P2"><text:s text:c="5"/>"אל תדאג, אהיה בסדר תוך זמן מה, התרגלתי לקבל חבורות חדשות כל יום או יומיים עם החבורה הזו." הם חזרו לאחור 240 רגל. הם לקחו כעת את המשעול הצר שהוביל דרומה בצומת. לאחר 120 רגל, פנו מערבה, ולאחר 120 רגל נוספות הגיעו לעוד דרך ללא מוצא עם תיבת אוצר. הפעם היה זה סייטלס שפתח את התיבה, אך גם הפעם היה זה יצור חקיין, אשר הרים את סייטלס באוויר. קוריאל שלפה במהירות את סכינה שנמצא זה לא מכבר ודקרה את היצור באחת מעיניו. היא אף הצליחה לתפוס את סייטלס באוויר.</text:p>
      <text:p text:style-name="P2"><text:s text:c="5"/>"אני חששתי שאף אישה לא תאחז בי כך עוד לעולם."</text:p>
      <text:p text:style-name="P2"><text:s text:c="5"/>"רד כבר, זקן טיפש שכמוך, אינני יכולה לשאת עוד את משקלך."</text:p>
      <text:p text:style-name="P5"><text:span text:style-name="T1"><text:s text:c="5"/>"אני לא הערכתי את כוחך הפיזי נכונה, כך נראה הדבר."</text:span></text:p>
      <text:p text:style-name="P2"><text:s text:c="5"/>"רוב הבחורים נוטים כך, על אף שלא איכפת לי מכך."</text:p>
      <text:p text:style-name="P2"><text:s text:c="5"/>"האם את חושבת שהיית מנצחת את בלייד בקרב, למשל?"</text:p>
      <text:p text:style-name="P5"><text:span text:style-name="T1"><text:s text:c="5"/>"לא בזכות כוחי בידיים, אלא בכוח מוחי וזריזותי שהייתה עשויה להביסו." הם חזרו על פעמיהם כ-240 רגל, לצומת והמשיכו מזרחה 90 רגל, ואז נאלצו לפנות לכיוון דרום. </text:span><text:soft-page-break/><text:span text:style-name="T1">הם המשיכו דרומה למרחק של 390 רגל. אז המערה התעקלה לכיוון דרום-מערב למשך 120 רגל, והמערה אף חזרה לגובה המקורי שהיה כאשר נכנסו לאובליסק. שישים רגל לאחר שהמערה חזרה לכיוון דרום בלבד, מצאו דלת לכיוון מזרח. עוד שישים רגל לתוך החדר, מצאו שורה של שמונה חביות. כולן היו מלאות בשיכר. סייטלס לקח לגימה מכל אחת מהחביות. <text:s/>הדרומיות ביותר היו מורעלות. הוא החל להשתעל קשה בגלל הרעל, אז קוריאל נתנה לו שיקוי נוגד רעלים כאשר היה נראה שהוא נחנק מהרעל.</text:span></text:p>
      <text:p text:style-name="P5"><text:span text:style-name="T1"><text:s text:c="5"/>"תודה לך, קוריאל, אני מרגיש טוב יותר בהרבה."</text:span></text:p>
      <text:p text:style-name="P2"><text:s text:c="5"/>"הן היו מורעלות, נכון?"</text:p>
      <text:p text:style-name="P5"><text:span text:style-name="T1"><text:s text:c="5"/>"כן, שתי החביות האחרונות, הן בטוח היו בטעם מוזר בתחילה..."</text:span></text:p>
      <text:p text:style-name="P5"><text:span text:style-name="T1"><text:s text:c="5"/>"קדימה בוא נמשיך הלאה." אמרה לסייטלס. הם נאלצו לחזור 60 רגל כדיי לצאת מהחדר. עוד 150 רגל דרומה, והמסדרון פנה לכיוון מערב. מעבר לעוד 120 רגל, הוא פנה שוב לכיוון דרום. עוד 90 רגל חלפו, והמסדרון התעקל לכיוון דרום-מזרח למשך 240 רגל. רק אז הגיעו לגרם מדרגות ספיראלי המוביל כלפי מעלה. קוריאל לקחה לפיד ואחזה בסכינה. סייטלס הכין את קשתו למקרה שמשהו ינסה להתקיפם בקומה השנייה. כאשר <text:s/>עלו למעלה, קוריאל ראתה שלושה זוגות של אויבים, כולם אוחזים בלפידים. שניים מהם עם נשקיהם שלופים, מלבד הזוג שהיה בפינה הצפון-מזרחית ששלף את נשקיו זה עתה. וזוג כדורי אש קטנים יצא מהם לכיוון הזוג שבפינה הדרום-מערבית של החדר, אך אז סייטלס צעק בקול...</text:span></text:p>
      <text:p text:style-name="P3">* * *</text:p>
      <text:p text:style-name="P7"><text:span text:style-name="T1"><text:s text:c="5"/>נהמהטריס ופורנטור נכנסו לאובליסק מכניסתו הדרומית. לאחר 450 רגל, אשר במהלכם המפלס הלך וירד בהדרגה, הגיעו לפיצול במסדרון. המסדרון המשיך מערבה, אך הייתה גם דלת לכיוון מזרח, שלושים רגל ממיקומם. הם החליטו לבודקה. בחדר היו </text:span><text:soft-page-break/><text:span text:style-name="T1">שמונה כלובים שהיו מונחים על שמונה שולחנות קטנים. בכל כלוב היו זוג יונים. הנוצות שלהן היו בתהליך התחדשות מפני שנוצותיהן המקוריות נתלשו מהן.</text:span></text:p>
      <text:p text:style-name="P2"><text:s text:c="5"/>"האין זה מעט אכזרי מצידם לעשות כך ליונים?" נהמהטריס שאלה.</text:p>
      <text:p text:style-name="P2"><text:s text:c="5"/>"רק מעט בלתי-נעים, זה הכל." השיב לורד פורנטור.</text:p>
      <text:p text:style-name="P2"><text:s text:c="5"/>"האם עלינו לשחררם, אם כך?"</text:p>
      <text:p text:style-name="P5"><text:span text:style-name="T1"><text:s text:c="5"/>"אין זה רעיון טוב במיוחד, הן עלולות להתקיפנו, אם יחשבו שאנו אלו שעוללנו להם זאת."</text:span></text:p>
      <text:p text:style-name="P5"><text:span text:style-name="T1"><text:s text:c="5"/>"הן תהיינה בסדר, נכון?"</text:span></text:p>
      <text:p text:style-name="P5"><text:span text:style-name="T1"><text:s text:c="5"/>"כמובן שהן תהיינה בסדר, איננו באמצע החורף כרגע, אם כי באביב, ברגע שנוצותיהן יגדלו מחדש הן תהיינה בסדר גמור."</text:span></text:p>
      <text:p text:style-name="P2"><text:s text:c="5"/>"אוקיי, בוא נצא מהחדר הזה, הוא גורם לי לצמרמורת." הם עזבו את החדר. שלוש מאות ושלושים רגל מהם לכיוון מערב והמסדרון חזר להיות לכיוון צפון. לאחר 300 רגל צפונה, הגיעו לעוד התפצלות. הם הלכו 180 רגל בתוך מעבר צר לכיוון מזרח. בסוף המעבר, הוא נפתח לאולם קטן. בצידו האחורי של האולם ניצבו זוג תיבות אוצר. נהמהטריס ולורד פורנטור התקרבו אליהם בשלושים רגל, חצי מהמרחק ביניהם לבין התיבות כאשר הללו חשפו את פרצופן האמיתי כיצורים חקיינים, אשר שלפו את זרועותיהם הרבות.</text:p>
      <text:p text:style-name="P2"><text:s text:c="5"/>"הישאר מאחור, לורד פורנטור, אני אטפל בהם!" קראה, ואז לקחה קוביית תשע מאנה ירוקה, שברה אותה ולחשה:</text:p>
      <text:p text:style-name="P2"><text:s text:c="5"/>"נטשו את האפילה, שרוף את כולם,</text:p>
      <text:p text:style-name="P2"><text:s text:c="5"/>שים לפניהם קיר אש חוצב להבות!!!" (בז"מ)</text:p>
      <text:p text:style-name="P2"><text:s text:c="5"/>שני היצורים החקיינים נשרפו ונאנקו כאשר מתו מוות נוראי.</text:p>
      <text:p text:style-name="P2"><text:soft-page-break/><text:s text:c="5"/>"צלייה נאה, נהמהטריס, היצורים החקיינים הללו שייכים כעת לזמן עבר."</text:p>
      <text:p text:style-name="P2"><text:s text:c="5"/>"כן, אני יודעת למה אתה מתכוון."</text:p>
      <text:p text:style-name="P2"><text:s text:c="5"/>"האם את באה כבר, נהמהטריס?"</text:p>
      <text:p text:style-name="P2"><text:s text:c="5"/>"מיד, לורד פורנטור."</text:p>
      <text:p text:style-name="P2"><text:s text:c="5"/>"אינך צריכה לפנות אליי כאל 'לורד פורנטור', שמי בלבד יהיה מספק בהחלט, אלא אם את מעדיפה לקרוא לי כך."</text:p>
      <text:p text:style-name="P5"><text:span text:style-name="T1"><text:s text:c="5"/>"בינתיים, אני מעדיפה לקרוא לך כך, לורד פורנטור."</text:span></text:p>
      <text:p text:style-name="P5"><text:span text:style-name="T1"><text:s text:c="5"/>"יהא כך הדבר, בואי נזוז מכאן." לאחר 195 רגל, הגיעו בחזרה אל המסדרון שהלכו בו לפני שהגיעו אל המעבר הצר בפיצול. מאתיים וארבעים רגל לאחר מכן לכיוון צפון במסדרון, הוא פנה לכיוון צפון-מזרח לכ-180 רגל. ואז התעקל לכיוון מערב, ולאחר 120 רגל נוספות, הגיעו למזלג דרכים. תשעים רגל לכיוון דרום-מערב, הם מצאו שמונה חביות, כולן מלאות בשיכר. נהמהטריס רצתה ללגום מעט, אך לורד פורנטור ייעץ לה להימנע מכך מפני שהיה סיכוי גבוה שחלק או אף כל החביות היו מורעלות. הם חזרו לאחור תשעים רגל, והמשיכו בכיוון צפון-מערב 240 רגל, עד שהגיעו לגרם דרגות ספיראלי שהוביל כלפי מעלה. נהמהטריס לקחה לפיד מאחד הקירות מפני שהקומה למעלה הייתה לוטה באפילה בהשוואה לקומה הראשונה. כאשר הגיעו לקומה השנייה, ראו שלוש זוגות של יריבים. שניים מהזוגות כבר שלפו את נשקיהם. שני חצי אש נורו מהזוג שלימינם אל הזוג שלשמאלם...</text:span></text:p>
      <text:p text:style-name="P7"><text:span text:style-name="T1">* * *</text:span></text:p>
      <text:p text:style-name="P7"><text:span text:style-name="T1"><text:s text:c="5"/>לפתע כולם שמעו קול מוכר הקורא להם: "נצרו אש, הניחו את נשקיכם, אתם נלחמים האחד בשני!!!" בלייד הצליח לחמוק הצידה ולהתחמק מחץ האש הראשון, אך לא מהשני. </text:span><text:soft-page-break/><text:span text:style-name="T1">למזלו לא נפצע קשה. כל הזוגות התרכזו אל מרכז הקומה השנייה שהייתה מוארת יחסית לשאר הקומה, וזיהו שהאחרים הם למעשה בני החבורה.</text:span></text:p>
      <text:p text:style-name="P4"><text:s text:c="5"/>"למזלכם אני מסוגל לראות רק נשמות בצבע התואם את נטייתן. היינו עלולים להרוג אחד את השני כעת..." טען סייטלס.</text:p>
      <text:p text:style-name="P4"><text:s text:c="5"/>"זה בוודאי מסביר את כל השלדים הנרקבים והגופות ששוכבות מפוזרות לאורך כל הקומה הזו." ציין פיוריטארוס. לורד פורנטור פרץ בצחוק חרישי לפתע.</text:p>
      <text:p text:style-name="P4"><text:s text:c="5"/>"מה בדיוק נראה לך מצחיק במצבנו הנוכחי, לורד פורנטור?" רהנארה שאלה בקשיחות.</text:p>
      <text:p text:style-name="P4"><text:s text:c="5"/>"או, מצטער... פשוט זה נראה שנפלנו קורבן לחידת החתולים..." השיב.</text:p>
      <text:p text:style-name="P4"><text:s text:c="5"/>"איזו חידה?" שאל בלייד.</text:p>
      <text:p text:style-name="P6"><text:span text:style-name="T1"><text:s text:c="5"/>"זו חידה לילדים קטנים, היא הולכת כך: ישנו חדר נתון עם ארבע פינות, בכל פינה יש חתול. לפני כל חתול נמצאים שלושה חתולים אחרים, אז כמה חתולים ישנם סה"כ בחדר?" לורד פורנטור הציג את החידה בפני בלייד.</text:span></text:p>
      <text:p text:style-name="P4"><text:s text:c="5"/>"שתים-עשרה חתולים." בלייד הגיב במהירות ללא היסוס.</text:p>
      <text:p text:style-name="P4"><text:s text:c="5"/>"עליך לסלוח לו. הוא לוחם וחוכמה היא, למרבה הצער, איננה תכונה נדרשת של המקצוע הזה." באנג'ו הצהיר. "ישנם רק ארבעה חתולים בחדר, אחד בכל פינה, בלייד." באנג'ו הסביר לבלייד.</text:p>
      <text:p text:style-name="P6"><text:span text:style-name="T1"><text:s text:c="5"/>"לא אתה בוודאי טועה, 4 X 3 = 12." בלייד התעקש עדיין.</text:span></text:p>
      <text:p text:style-name="P4"><text:s text:c="5"/>"אבל מנקודת המבט של כל חתול בפינה ישנם שלושה חתולים אחרים שהם החתולים בפינות האחרות של החדר." סייטלס ניסה לחדד את פתרון החידה עבור בלייד.</text:p>
      <text:p text:style-name="P4"><text:s text:c="5"/>"למען האמת, לורד פורנטור, אני מאמין שהגירסה הקנדרית של החידה תתאים טוב יותר למצבנו הנוכחי."</text:p>
      <text:p text:style-name="P4"><text:soft-page-break/><text:s text:c="5"/>"מהי הגירסה הקנדרית, בלייד?" לורד פורנטור שאל את באנג'ו.</text:p>
      <text:p text:style-name="P4"><text:s text:c="5"/>"הוא בלייד, אני באנג'ו." בגירסה הקנדרית ישנם שמונה חתולים בגלל שהחדר תלת-מימדי וצורתו קובייה, אז אנו כוללים את פינות התקרה גם כן בנוסף לאלו של הרצפה."</text:p>
      <text:p text:style-name="P4"><text:s text:c="5"/>"אבל איך יכולים להיות חתולים על התקרה?" שאל פיוריטארוס.</text:p>
      <text:p text:style-name="P6"><text:span text:style-name="T1"><text:s text:c="5"/>"הם מודבקים לשם איכשהו עם ריר. זה גם יכול להיות טריק מכושף או שדה עם גרוויטציה הפוכה שחוצה את החדר באמצעו, זה לא משנה, הגיון קנדרי, לך תבין אותו..." באנג'ו הסביר.</text:span></text:p>
      <text:p text:style-name="P6"><text:span text:style-name="T1"><text:s text:c="5"/>"איכשהו, בצורה מוזרה למדי זה נשמע הגיוני למדי..." סייטלס הודה. במרכז הקומה השנייה היה גרם מדרגות ספיראלי שהוביל כלפי מעלה. הם טיפסו במדרגות והגיעו לחדר עצום אשר הכיל שמונה נולי אריגה. </text:span></text:p>
      <text:p text:style-name="P6"><text:span text:style-name="T1"><text:s text:c="5"/>אחת הנזירות באה אליהם והסבירה: "זה חדר הנולים. כאן אנו טווים אריגים של העתיד – לשמאלי, ארבעת הנולים שם משמשים לטוות אריגים של אירועים מהעתיד. לימיני ארבעת הנולים משמשים לטווית אירועים מן העבר, למען ייזכרו האירועים הגדולים שכבר התרחשו. אני מאוד שמחה שלא נטרפתם ע"י היצורים החקיינים הנוראים, שאנו שמנו בקומה הראשונה, והיין שהרעלנו מעט, כדי להרפות את שכליכם ולהפוך אתכם לפגיעים לחידת החתולים של הקומה השנייה לא חיסלה אתכם לחלוטין. מטרתם <text:s/>לחסל מבקרים לא רצויים שמגיעים לכאן לעיתים אל האובליסק. אני אף יודעת שיש באמתחתכם משהו שאני איבדתי, תכשיט אובסידיאני. אני צריכה אותו במטרה שתתגשם הנבואה הרביעית שסופרה בידי קור-לורטאר."</text:span></text:p>
      <text:p text:style-name="P4"><text:s text:c="5"/>"יש לי את זה כאן." רהנארה נתנה לה את התכשיט ששמרה באחד מכיסי חגורתה. הנזירה שברה אותו לשני חלקים והוציאה חוט עם מחט מיוחדת.</text:p>
      <text:p text:style-name="P4"><text:s text:c="5"/>"אלו חומרי התפירה שלי. תודה לך רהנארה."</text:p>
      <text:p text:style-name="P4"><text:soft-page-break/><text:s text:c="5"/>"איך ידעת את שמי?"</text:p>
      <text:p text:style-name="P6"><text:span text:style-name="T1"><text:s text:c="5"/>"בגלל שהבטתי מעט אל העתיד הקרוב וראיתי את התשובה לשאלה 'מהו שמכם?'. אז סייטלס החליט להתחיל עם פיוריטארוס, אז את רהנארה, קוריאל, בלייד, באנג'ו – הקנדר המטופש, נהמהטריס, לורד פורנטור ואחרון סייטלס היה מציג את עצמו. או, הסכין שצאת קוריאל, מעולם לא שימשה להקריב אף אחד, והיונים הללו שראיתם לורד פורנטור ונהמהטריס היו נגועות בכיני ראש ולכן נאלצנו לגלחן. הסרקופאגים והמזבחים היו רק כדי ליצור את האווירה הנכונה כדי להרחיק אורחים לא קרואים." הצהירה.</text:span></text:p>
      <text:p text:style-name="P6"><text:span text:style-name="T1"><text:s text:c="5"/>"מדוע אני חייב להיות הקנדר המטופש כל הזמן? אני חכם יותר מבלייד. אני לא אומר שאני בעל המחשבה הכי צחה וזכה כאן, מבין מוחות החבורה אבל אני בהחלט לא הטיפש ביותר פה." באנג'ו התבכיין מעט.</text:span></text:p>
      <text:p text:style-name="P4"><text:s text:c="5"/>"חידת החתולים לא עושה אותך לחכם יותר ממני, אולי גם אתה שגית בפתרונה בפעם הראשונה שסיפרו לך אותה, ורק אז נודע לך הפתרון הנכון שלה." אמר בלייד.</text:p>
      <text:p text:style-name="P6"><text:span text:style-name="T1"><text:s text:c="5"/>"סילחו לי, בבקשה, עליי להמשיך כעת במלאכת הטוויה." היא הטילה את התכשיט האובסידיאני בעזרת לחש טלקינזיס, הזיזה ומיקמה אותו בעין של פסל של מלאך שהיה על התקרה.אז החבורה שמה לב אליו ולעוד שלושה פסלים זהים למראה של מלאכים שניצבו על התקרה, לכולם היו תכשיטים אובסידיאניים בתור עיניים. ברגע שתכשיטה של רהנארה נכנס למקומו הוא שינה את צבעו מאדום לכחול, כמו שאר התכשיטים האובסידיאניים שם.</text:span></text:p>
      <text:p text:style-name="P6"><text:span text:style-name="T1"><text:s text:c="5"/>החבורה אף שמה ליבה שהיו זוג טווים זכרים וזוג טווות נקבות מכל צד של החדר. היה שם טווה מכל גזע: זוג טווים בני אדם, זוג טווים אלפים, זוג טווים גמדים, וזוג טווים קנדרים. הצד שטווה את מאורעות העבר טווה כעת את הקרב של בני החבורה עם משושה-הלשונות. האריג של העתיד נראה כמעין מלאך שלבש את אותם הסמרטוטים </text:span><text:soft-page-break/><text:span text:style-name="T1">שפיוריטארוס עטה על גופו. כל אריג נטווה ע"י ארבעה נולים שהיו מחוברים האחד אל השני.</text:span></text:p>
      <text:p text:style-name="P4"><text:s text:c="5"/>הנזירה שדיברה איתם סיימה לטוות במיקומה, שהיה הרחוק ביותר ממיקום בני החבורה הנוכחי. היא טוותה את החלק הרביעי של האריג, והיה זה ראשו של פיוריטארוס עם שערו הברונטי הארוך והחלק שכיסה באופן חלקי את פניו מפני שהיה זה נראה כאילו שהוא נשען קדימה.</text:p>
      <text:p text:style-name="P4"><text:s text:c="5"/>"היי, זה אתה, פיוריטארוס..." אמרה רהנארה.</text:p>
      <text:p text:style-name="P4"><text:s text:c="5"/>"זה לא יכול להיות אני, אין לי כנפיים, אינני מלאך..." כאשר פיוריטארוס אמר זאת הוא חש לפתע כאב עז למדי בגבו. הוא הרגיש שגבו נקרע ע"י כוח חזק ובלתי נראה. לפתע האור שבחדר התעמעם במהירות, גופו של פיוריטארוס נמשך כלפי מעלה ע"י פסליהם של המלאכים אשר האור מעיניהם היה מקור האור היחיד כעת בחדר כאשר עיני התכשיטים האובסידיאניים זהרו באור ירח חזק. לפתע שני קרעים נפתחו בגו של פיוריטארוס, ומתוך הקרעים הללו בקעו להן זוג כנפיים לבנות גדולות של מלאכים.</text:p>
      <text:p text:style-name="P6"><text:span text:style-name="T1"><text:s text:c="5"/>"הביטו במתנתם של מגיניו של קורסלטור לפיוריטארוס, כנפיים של מלאך מגן!!!" הנזירה קראה בקול גדול. פיוריטארוס צעק מהכאב שנגרם ע"י יצירת הקרעים בגבו. דם נזל על כל גבו ואף על כנפיו, כמויות עצומות של דם זרמו מהקרעים של ורידיו שנקרעו בגבו.</text:span></text:p>
      <text:p text:style-name="P4"><text:s text:c="5"/>"או, קורסלטור הגדול, גרום לכאבי להיעלם, עכשיו!!!" פיוריטארוס קרא בקול גדול. רהנארה, בלייד וקוריאל התאספו מתחתיו במעגל האור שעל הרצפה כדי לתופסו. חלק מדמו של פיוריטארוס טיפטף אף עליהם, על אף שהם התחמקו מהזרם הראשוני של כלי דמו המתבקעים בגבו. לבסוף נפל פיוריטארוס לידיהם. האור בחדר חזר לרמתו המקורית כאשר אור הלפידים הוצת מחדש.</text:p>
      <text:p text:style-name="P4"><text:soft-page-break/><text:s text:c="5"/>"אל תדאג, פיוריטארוס, הכאב יחלוף במהרה..." רהנארה ניסתה לעודדו.</text:p>
      <text:p text:style-name="P4"><text:s text:c="5"/>"רהנארה... אל תתני לדמי... להכתים... את הרצפה..." ואז הוא איבד את הכרתו.</text:p>
      <text:p text:style-name="P3">*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end" style:justify-single-word="false" fo:orphans="2" fo:widows="2" fo:text-indent="0cm" style:auto-text-indent="false" style:writing-mode="rl-tb"/>
      <style:text-properties style:use-window-font-color="true" style:font-name="Times New Roman" fo:font-size="12pt" fo:language="en" fo:country="US" style:font-name-asian="Times New Roman" style:font-size-asian="12pt" style:font-name-complex="Times New Roman" style:font-size-complex="12pt" style:language-complex="he" style:country-complex="IL"/>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style:style style:name="WW8Num1z0" style:family="text">
      <style:text-properties style:font-name="Symbol"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גופן_20_ברירת_20_המחדל_20_של_20_קטע" style:display-name="גופן ברירת המחדל של קטע"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rl-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פרק 5-</dc:title>
    <meta:initial-creator>DaVe</meta:initial-creator>
    <meta:creation-date>2005-07-29T03:50:00</meta:creation-date>
    <dc:creator>OoZoOl Obliterator</dc:creator>
    <dc:date>2008-01-19T02:14:20</dc:date>
    <meta:editing-cycles>28</meta:editing-cycles>
    <meta:editing-duration>PT2H17M0S</meta:editing-duration>
    <meta:user-defined meta:name="Info 1"/>
    <meta:user-defined meta:name="Info 2"/>
    <meta:user-defined meta:name="Info 3"/>
    <meta:user-defined meta:name="Info 4"/>
    <meta:document-statistic meta:table-count="0" meta:image-count="0" meta:object-count="0" meta:page-count="61" meta:paragraph-count="617" meta:word-count="13440" meta:character-count="76292"/>
  </office:meta>
</office:document-meta>
</file>